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ucida Sans1" svg:font-family="'Lucida Sans'" style:font-family-generic="swiss"/>
    <style:font-face style:name="Inconsolata" svg:font-family="Inconsolata" style:font-pitch="fixed"/>
    <style:font-face style:name="ArmWrestler" svg:font-family="ArmWrestler" style:font-pitch="variable"/>
    <style:font-face style:name="Gautami" svg:font-family="Gautami" style:font-pitch="variable"/>
    <style:font-face style:name="InkyDinky" svg:font-family="InkyDinky" style:font-pitch="variable"/>
    <style:font-face style:name="Raspoutine DemiBold" svg:font-family="'Raspoutine DemiBold'" style:font-pitch="variable"/>
    <style:font-face style:name="Tidy Hand" svg:font-family="'Tidy Han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urulent Sans" svg:font-family="'Aurulent Sans'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ansation" svg:font-family="Sansation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es1" style:family="table">
      <style:table-properties style:width="1.75cm" fo:margin-top="0cm" fo:margin-bottom="0cm" table:align="center"/>
    </style:style>
    <style:style style:name="mes1.A" style:family="table-column">
      <style:table-column-properties style:column-width="0.25cm"/>
    </style:style>
    <style:style style:name="mes1.B" style:family="table-column">
      <style:table-column-properties style:column-width="0.245cm"/>
    </style:style>
    <style:style style:name="mes1.D" style:family="table-column">
      <style:table-column-properties style:column-width="0.249cm"/>
    </style:style>
    <style:style style:name="mes1.E" style:family="table-column">
      <style:table-column-properties style:column-width="0.252cm"/>
    </style:style>
    <style:style style:name="mes1.G" style:family="table-column">
      <style:table-column-properties style:column-width="0.254cm"/>
    </style:style>
    <style:style style:name="mes1.1" style:family="table-row">
      <style:table-row-properties style:row-height="0.199cm" fo:keep-together="always"/>
    </style:style>
    <style:style style:name="mes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1.2" style:family="table-row">
      <style:table-row-properties style:row-height="0.15cm" fo:keep-together="always"/>
    </style:style>
    <style:style style:name="mes1.3" style:family="table-row">
      <style:table-row-properties style:row-height="0.191cm" fo:keep-together="always"/>
    </style:style>
    <style:style style:name="mes3" style:family="table">
      <style:table-properties style:width="1.75cm" fo:margin-top="0cm" fo:margin-bottom="0cm" table:align="center"/>
    </style:style>
    <style:style style:name="mes3.A" style:family="table-column">
      <style:table-column-properties style:column-width="0.25cm"/>
    </style:style>
    <style:style style:name="mes3.B" style:family="table-column">
      <style:table-column-properties style:column-width="0.245cm"/>
    </style:style>
    <style:style style:name="mes3.D" style:family="table-column">
      <style:table-column-properties style:column-width="0.249cm"/>
    </style:style>
    <style:style style:name="mes3.E" style:family="table-column">
      <style:table-column-properties style:column-width="0.252cm"/>
    </style:style>
    <style:style style:name="mes3.G" style:family="table-column">
      <style:table-column-properties style:column-width="0.254cm"/>
    </style:style>
    <style:style style:name="mes3.1" style:family="table-row">
      <style:table-row-properties style:row-height="0.199cm" fo:keep-together="always"/>
    </style:style>
    <style:style style:name="mes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3.2" style:family="table-row">
      <style:table-row-properties style:row-height="0.15cm" fo:keep-together="always"/>
    </style:style>
    <style:style style:name="mes3.3" style:family="table-row">
      <style:table-row-properties style:row-height="0.191cm" fo:keep-together="always"/>
    </style:style>
    <style:style style:name="mes4" style:family="table">
      <style:table-properties style:width="1.75cm" fo:margin-top="0cm" fo:margin-bottom="0cm" table:align="center"/>
    </style:style>
    <style:style style:name="mes4.A" style:family="table-column">
      <style:table-column-properties style:column-width="0.25cm"/>
    </style:style>
    <style:style style:name="mes4.B" style:family="table-column">
      <style:table-column-properties style:column-width="0.245cm"/>
    </style:style>
    <style:style style:name="mes4.D" style:family="table-column">
      <style:table-column-properties style:column-width="0.249cm"/>
    </style:style>
    <style:style style:name="mes4.E" style:family="table-column">
      <style:table-column-properties style:column-width="0.252cm"/>
    </style:style>
    <style:style style:name="mes4.G" style:family="table-column">
      <style:table-column-properties style:column-width="0.254cm"/>
    </style:style>
    <style:style style:name="mes4.1" style:family="table-row">
      <style:table-row-properties style:row-height="0.199cm" fo:keep-together="always"/>
    </style:style>
    <style:style style:name="mes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4.2" style:family="table-row">
      <style:table-row-properties style:row-height="0.15cm" fo:keep-together="always"/>
    </style:style>
    <style:style style:name="mes4.3" style:family="table-row">
      <style:table-row-properties style:row-height="0.191cm" fo:keep-together="always"/>
    </style:style>
    <style:style style:name="mes2" style:family="table">
      <style:table-properties style:width="1.75cm" fo:margin-top="0cm" fo:margin-bottom="0cm" table:align="center"/>
    </style:style>
    <style:style style:name="mes2.A" style:family="table-column">
      <style:table-column-properties style:column-width="0.25cm"/>
    </style:style>
    <style:style style:name="mes2.B" style:family="table-column">
      <style:table-column-properties style:column-width="0.245cm"/>
    </style:style>
    <style:style style:name="mes2.D" style:family="table-column">
      <style:table-column-properties style:column-width="0.249cm"/>
    </style:style>
    <style:style style:name="mes2.E" style:family="table-column">
      <style:table-column-properties style:column-width="0.252cm"/>
    </style:style>
    <style:style style:name="mes2.G" style:family="table-column">
      <style:table-column-properties style:column-width="0.254cm"/>
    </style:style>
    <style:style style:name="mes2.1" style:family="table-row">
      <style:table-row-properties style:row-height="0.199cm" fo:keep-together="always"/>
    </style:style>
    <style:style style:name="mes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2.2" style:family="table-row">
      <style:table-row-properties style:row-height="0.15cm" fo:keep-together="always"/>
    </style:style>
    <style:style style:name="mes2.3" style:family="table-row">
      <style:table-row-properties style:row-height="0.191cm" fo:keep-together="always"/>
    </style:style>
    <style:style style:name="mes5" style:family="table">
      <style:table-properties style:width="1.75cm" fo:margin-top="0cm" fo:margin-bottom="0cm" table:align="center"/>
    </style:style>
    <style:style style:name="mes5.A" style:family="table-column">
      <style:table-column-properties style:column-width="0.25cm"/>
    </style:style>
    <style:style style:name="mes5.B" style:family="table-column">
      <style:table-column-properties style:column-width="0.245cm"/>
    </style:style>
    <style:style style:name="mes5.D" style:family="table-column">
      <style:table-column-properties style:column-width="0.249cm"/>
    </style:style>
    <style:style style:name="mes5.E" style:family="table-column">
      <style:table-column-properties style:column-width="0.252cm"/>
    </style:style>
    <style:style style:name="mes5.G" style:family="table-column">
      <style:table-column-properties style:column-width="0.254cm"/>
    </style:style>
    <style:style style:name="mes5.1" style:family="table-row">
      <style:table-row-properties style:row-height="0.199cm" fo:keep-together="always"/>
    </style:style>
    <style:style style:name="mes5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5.2" style:family="table-row">
      <style:table-row-properties style:row-height="0.15cm" fo:keep-together="always"/>
    </style:style>
    <style:style style:name="mes5.3" style:family="table-row">
      <style:table-row-properties style:row-height="0.191cm" fo:keep-together="always"/>
    </style:style>
    <style:style style:name="mes9" style:family="table">
      <style:table-properties style:width="1.75cm" fo:margin-top="0cm" fo:margin-bottom="0cm" table:align="center"/>
    </style:style>
    <style:style style:name="mes9.A" style:family="table-column">
      <style:table-column-properties style:column-width="0.25cm"/>
    </style:style>
    <style:style style:name="mes9.B" style:family="table-column">
      <style:table-column-properties style:column-width="0.245cm"/>
    </style:style>
    <style:style style:name="mes9.D" style:family="table-column">
      <style:table-column-properties style:column-width="0.249cm"/>
    </style:style>
    <style:style style:name="mes9.E" style:family="table-column">
      <style:table-column-properties style:column-width="0.252cm"/>
    </style:style>
    <style:style style:name="mes9.G" style:family="table-column">
      <style:table-column-properties style:column-width="0.254cm"/>
    </style:style>
    <style:style style:name="mes9.1" style:family="table-row">
      <style:table-row-properties style:row-height="0.199cm" fo:keep-together="always"/>
    </style:style>
    <style:style style:name="mes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9.2" style:family="table-row">
      <style:table-row-properties style:row-height="0.15cm" fo:keep-together="always"/>
    </style:style>
    <style:style style:name="mes9.3" style:family="table-row">
      <style:table-row-properties style:row-height="0.191cm" fo:keep-together="always"/>
    </style:style>
    <style:style style:name="mes6" style:family="table">
      <style:table-properties style:width="1.75cm" fo:margin-top="0cm" fo:margin-bottom="0cm" table:align="center"/>
    </style:style>
    <style:style style:name="mes6.A" style:family="table-column">
      <style:table-column-properties style:column-width="0.25cm"/>
    </style:style>
    <style:style style:name="mes6.B" style:family="table-column">
      <style:table-column-properties style:column-width="0.245cm"/>
    </style:style>
    <style:style style:name="mes6.D" style:family="table-column">
      <style:table-column-properties style:column-width="0.249cm"/>
    </style:style>
    <style:style style:name="mes6.E" style:family="table-column">
      <style:table-column-properties style:column-width="0.252cm"/>
    </style:style>
    <style:style style:name="mes6.G" style:family="table-column">
      <style:table-column-properties style:column-width="0.254cm"/>
    </style:style>
    <style:style style:name="mes6.1" style:family="table-row">
      <style:table-row-properties style:row-height="0.199cm" fo:keep-together="always"/>
    </style:style>
    <style:style style:name="mes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6.2" style:family="table-row">
      <style:table-row-properties style:row-height="0.15cm" fo:keep-together="always"/>
    </style:style>
    <style:style style:name="mes6.3" style:family="table-row">
      <style:table-row-properties style:row-height="0.191cm" fo:keep-together="always"/>
    </style:style>
    <style:style style:name="mes7" style:family="table">
      <style:table-properties style:width="1.75cm" fo:margin-top="0cm" fo:margin-bottom="0cm" table:align="center"/>
    </style:style>
    <style:style style:name="mes7.A" style:family="table-column">
      <style:table-column-properties style:column-width="0.25cm"/>
    </style:style>
    <style:style style:name="mes7.B" style:family="table-column">
      <style:table-column-properties style:column-width="0.245cm"/>
    </style:style>
    <style:style style:name="mes7.D" style:family="table-column">
      <style:table-column-properties style:column-width="0.249cm"/>
    </style:style>
    <style:style style:name="mes7.E" style:family="table-column">
      <style:table-column-properties style:column-width="0.252cm"/>
    </style:style>
    <style:style style:name="mes7.G" style:family="table-column">
      <style:table-column-properties style:column-width="0.254cm"/>
    </style:style>
    <style:style style:name="mes7.1" style:family="table-row">
      <style:table-row-properties style:row-height="0.199cm" fo:keep-together="always"/>
    </style:style>
    <style:style style:name="mes7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7.2" style:family="table-row">
      <style:table-row-properties style:row-height="0.15cm" fo:keep-together="always"/>
    </style:style>
    <style:style style:name="mes7.3" style:family="table-row">
      <style:table-row-properties style:row-height="0.191cm" fo:keep-together="always"/>
    </style:style>
    <style:style style:name="mes8" style:family="table">
      <style:table-properties style:width="1.75cm" fo:margin-top="0cm" fo:margin-bottom="0cm" table:align="center"/>
    </style:style>
    <style:style style:name="mes8.A" style:family="table-column">
      <style:table-column-properties style:column-width="0.25cm"/>
    </style:style>
    <style:style style:name="mes8.B" style:family="table-column">
      <style:table-column-properties style:column-width="0.245cm"/>
    </style:style>
    <style:style style:name="mes8.D" style:family="table-column">
      <style:table-column-properties style:column-width="0.249cm"/>
    </style:style>
    <style:style style:name="mes8.E" style:family="table-column">
      <style:table-column-properties style:column-width="0.252cm"/>
    </style:style>
    <style:style style:name="mes8.G" style:family="table-column">
      <style:table-column-properties style:column-width="0.254cm"/>
    </style:style>
    <style:style style:name="mes8.1" style:family="table-row">
      <style:table-row-properties style:row-height="0.199cm" fo:keep-together="always"/>
    </style:style>
    <style:style style:name="mes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8.2" style:family="table-row">
      <style:table-row-properties style:row-height="0.15cm" fo:keep-together="always"/>
    </style:style>
    <style:style style:name="mes8.3" style:family="table-row">
      <style:table-row-properties style:row-height="0.191cm" fo:keep-together="always"/>
    </style:style>
    <style:style style:name="mes10" style:family="table">
      <style:table-properties style:width="1.75cm" fo:margin-top="0cm" fo:margin-bottom="0cm" table:align="center"/>
    </style:style>
    <style:style style:name="mes10.A" style:family="table-column">
      <style:table-column-properties style:column-width="0.25cm"/>
    </style:style>
    <style:style style:name="mes10.B" style:family="table-column">
      <style:table-column-properties style:column-width="0.245cm"/>
    </style:style>
    <style:style style:name="mes10.D" style:family="table-column">
      <style:table-column-properties style:column-width="0.249cm"/>
    </style:style>
    <style:style style:name="mes10.E" style:family="table-column">
      <style:table-column-properties style:column-width="0.252cm"/>
    </style:style>
    <style:style style:name="mes10.G" style:family="table-column">
      <style:table-column-properties style:column-width="0.254cm"/>
    </style:style>
    <style:style style:name="mes10.1" style:family="table-row">
      <style:table-row-properties style:row-height="0.199cm" fo:keep-together="always"/>
    </style:style>
    <style:style style:name="mes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10.2" style:family="table-row">
      <style:table-row-properties style:row-height="0.15cm" fo:keep-together="always"/>
    </style:style>
    <style:style style:name="mes10.3" style:family="table-row">
      <style:table-row-properties style:row-height="0.191cm" fo:keep-together="always"/>
    </style:style>
    <style:style style:name="mes11" style:family="table">
      <style:table-properties style:width="1.75cm" fo:margin-top="0cm" fo:margin-bottom="0cm" table:align="center"/>
    </style:style>
    <style:style style:name="mes11.A" style:family="table-column">
      <style:table-column-properties style:column-width="0.25cm"/>
    </style:style>
    <style:style style:name="mes11.B" style:family="table-column">
      <style:table-column-properties style:column-width="0.245cm"/>
    </style:style>
    <style:style style:name="mes11.D" style:family="table-column">
      <style:table-column-properties style:column-width="0.249cm"/>
    </style:style>
    <style:style style:name="mes11.E" style:family="table-column">
      <style:table-column-properties style:column-width="0.252cm"/>
    </style:style>
    <style:style style:name="mes11.G" style:family="table-column">
      <style:table-column-properties style:column-width="0.254cm"/>
    </style:style>
    <style:style style:name="mes11.1" style:family="table-row">
      <style:table-row-properties style:row-height="0.199cm" fo:keep-together="always"/>
    </style:style>
    <style:style style:name="mes1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11.2" style:family="table-row">
      <style:table-row-properties style:row-height="0.15cm" fo:keep-together="always"/>
    </style:style>
    <style:style style:name="mes11.3" style:family="table-row">
      <style:table-row-properties style:row-height="0.191cm" fo:keep-together="always"/>
    </style:style>
    <style:style style:name="mes12" style:family="table">
      <style:table-properties style:width="1.75cm" fo:margin-top="0cm" fo:margin-bottom="0cm" table:align="center"/>
    </style:style>
    <style:style style:name="mes12.A" style:family="table-column">
      <style:table-column-properties style:column-width="0.25cm"/>
    </style:style>
    <style:style style:name="mes12.B" style:family="table-column">
      <style:table-column-properties style:column-width="0.245cm"/>
    </style:style>
    <style:style style:name="mes12.D" style:family="table-column">
      <style:table-column-properties style:column-width="0.249cm"/>
    </style:style>
    <style:style style:name="mes12.E" style:family="table-column">
      <style:table-column-properties style:column-width="0.252cm"/>
    </style:style>
    <style:style style:name="mes12.G" style:family="table-column">
      <style:table-column-properties style:column-width="0.254cm"/>
    </style:style>
    <style:style style:name="mes12.1" style:family="table-row">
      <style:table-row-properties style:row-height="0.199cm" fo:keep-together="always"/>
    </style:style>
    <style:style style:name="mes1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es12.2" style:family="table-row">
      <style:table-row-properties style:row-height="0.15cm" fo:keep-together="always"/>
    </style:style>
    <style:style style:name="mes12.3" style:family="table-row">
      <style:table-row-properties style:row-height="0.191cm" fo:keep-together="always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 Condensed" fo:font-size="3.5pt" fo:font-weight="bold" style:font-size-asian="3.5pt" style:font-weight-asian="bold" style:font-size-complex="3.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 Condensed" fo:font-size="3.5pt" fo:font-weight="bold" style:font-size-asian="3.5pt" style:font-weight-asian="bold" style:font-size-complex="3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DejaVu Sans Condensed" fo:font-size="3.5pt" style:font-size-asian="3.5pt" style:font-size-complex="3.5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Lucida Sans" fo:font-size="3.5pt" fo:font-weight="bold" style:font-size-asian="3.5pt" style:font-weight-asian="bold" style:font-size-complex="3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33333" style:font-name="DejaVu Sans Condensed" fo:font-size="3.5pt" fo:font-weight="bold" style:font-size-asian="3.5pt" style:font-weight-asian="bold" style:font-size-complex="3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33333" style:font-name="DejaVu Sans Condensed" fo:font-size="3.5pt" fo:font-weight="bold" style:font-size-asian="3.5pt" style:font-weight-asian="bold" style:font-size-complex="3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0000" style:font-name="DejaVu Sans Condensed" fo:font-size="3.5pt" fo:font-weight="bold" style:font-size-asian="3.5pt" style:font-weight-asian="bold" style:font-size-complex="3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0000" style:font-name="DejaVu Sans Condensed" fo:font-size="3.5pt" fo:font-weight="bold" style:font-size-asian="3.5pt" style:font-weight-asian="bold" style:font-size-complex="3.5pt" style:font-weight-complex="bold"/>
    </style:style>
    <style:style style:name="P9" style:family="paragraph" style:parent-style-name="Frame_20_contents" style:master-page-name="">
      <style:paragraph-properties fo:margin-top="0cm" fo:margin-bottom="0cm" style:contextual-spacing="false" fo:text-align="center" style:justify-single-word="false" style:page-number="auto" style:vertical-align="auto">
        <style:tab-stops/>
      </style:paragraph-properties>
      <style:text-properties fo:color="#ffffff" style:font-name="Tidy Hand" fo:font-size="5.5pt" fo:font-weight="bold" style:font-size-asian="5.5pt" style:font-weight-asian="bold" style:font-size-complex="5.5pt" style:font-weight-complex="bold"/>
    </style:style>
    <style:style style:name="P10" style:family="paragraph" style:parent-style-name="Table_20_Heading">
      <style:paragraph-properties fo:text-align="center" style:justify-single-word="false"/>
      <style:text-properties fo:color="#808080" style:font-name="Arial" fo:font-size="2.5pt" fo:font-weight="bold" style:font-size-asian="2.5pt" style:font-weight-asian="bold" style:font-size-complex="2.5pt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color="#808080" style:font-name="Arial" fo:font-size="2.5pt" fo:font-weight="bold" style:font-size-asian="2.5pt" style:font-weight-asian="bold" style:font-size-complex="2.5pt" style:font-weight-complex="bold"/>
    </style:style>
    <style:style style:name="P12" style:family="paragraph" style:parent-style-name="Table_20_Heading">
      <style:paragraph-properties fo:text-align="center" style:justify-single-word="false"/>
      <style:text-properties fo:color="#0099ff" style:font-name="Lucida Sans" fo:font-size="4pt" fo:font-weight="bold" style:font-size-asian="4pt" style:font-weight-asian="bold" style:font-size-complex="4pt" style:font-weight-complex="bold"/>
    </style:style>
    <style:style style:name="T1" style:family="text">
      <style:text-properties style:font-name="Lucida Sans" fo:font-weight="normal" style:font-weight-asian="normal" style:font-weight-complex="normal"/>
    </style:style>
    <style:style style:name="T2" style:family="text">
      <style:text-properties style:font-name="Lucida Sans" fo:font-weight="normal" style:font-name-asian="Lucida Sans1" style:font-weight-asian="normal" style:font-name-complex="Lucida Sans1" style:font-weight-complex="normal"/>
    </style:style>
    <style:style style:name="T3" style:family="text">
      <style:text-properties style:font-name="Lucida Sans" fo:font-weight="600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ge" fo:background-color="#94bd5e" style:background-transparency="0%" fo:padding-left="0cm" fo:padding-right="0cm" fo:padding-top="0.049cm" fo:padding-bottom="0.049cm" fo:border="0.06pt solid #94bd5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es1" text:anchor-type="page" text:anchor-page-number="1" svg:x="0.25cm" svg:y="0.801cm" svg:width="2cm" svg:height="1.499cm" draw:z-index="0">
        <draw:text-box>
          <table:table table:name="mes1" table:style-name="mes1">
            <table:table-column table:style-name="mes1.A"/>
            <table:table-column table:style-name="mes1.B"/>
            <table:table-column table:style-name="mes1.A"/>
            <table:table-column table:style-name="mes1.D"/>
            <table:table-column table:style-name="mes1.E"/>
            <table:table-column table:style-name="mes1.D"/>
            <table:table-column table:style-name="mes1.G"/>
            <table:table-header-rows>
              <table:table-row table:style-name="mes1.1">
                <table:table-cell table:style-name="mes1.A1" table:number-columns-spanned="7" office:value-type="string">
                  <text:p text:style-name="P12">Septemb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1.2">
              <table:table-cell table:style-name="mes1.A1" office:value-type="string">
                <text:p text:style-name="P10">Mo</text:p>
              </table:table-cell>
              <table:table-cell table:style-name="mes1.A1" office:value-type="string">
                <text:p text:style-name="P10">Tu</text:p>
              </table:table-cell>
              <table:table-cell table:style-name="mes1.A1" office:value-type="string">
                <text:p text:style-name="P10">We</text:p>
              </table:table-cell>
              <table:table-cell table:style-name="mes1.A1" office:value-type="string">
                <text:p text:style-name="P10">Th</text:p>
              </table:table-cell>
              <table:table-cell table:style-name="mes1.A1" office:value-type="string">
                <text:p text:style-name="P10">Fr</text:p>
              </table:table-cell>
              <table:table-cell table:style-name="mes1.A1" office:value-type="string">
                <text:p text:style-name="P10">Sa</text:p>
              </table:table-cell>
              <table:table-cell table:style-name="mes1.A1" office:value-type="string">
                <text:p text:style-name="P10">Su</text:p>
              </table:table-cell>
            </table:table-row>
            <table:table-row table:style-name="mes1.3">
              <table:table-cell table:style-name="mes1.A1" office:value-type="string">
                <text:p text:style-name="P5"/>
              </table:table-cell>
              <table:table-cell table:style-name="mes1.A1" office:value-type="string">
                <text:p text:style-name="P5"/>
              </table:table-cell>
              <table:table-cell table:style-name="mes1.A1" office:value-type="string">
                <text:p text:style-name="P5"/>
              </table:table-cell>
              <table:table-cell table:style-name="mes1.A1" office:value-type="string">
                <text:p text:style-name="P5"/>
              </table:table-cell>
              <table:table-cell table:style-name="mes1.A1" office:value-type="string">
                <text:p text:style-name="P5"/>
              </table:table-cell>
              <table:table-cell table:style-name="mes1.A1" office:value-type="string">
                <text:p text:style-name="P5">1</text:p>
              </table:table-cell>
              <table:table-cell table:style-name="mes1.A1" office:value-type="string">
                <text:p text:style-name="P7">2</text:p>
              </table:table-cell>
            </table:table-row>
            <table:table-row table:style-name="mes1.3">
              <table:table-cell table:style-name="mes1.A1" office:value-type="string">
                <text:p text:style-name="P5">3</text:p>
              </table:table-cell>
              <table:table-cell table:style-name="mes1.A1" office:value-type="string">
                <text:p text:style-name="P5">4</text:p>
              </table:table-cell>
              <table:table-cell table:style-name="mes1.A1" office:value-type="string">
                <text:p text:style-name="P5">5</text:p>
              </table:table-cell>
              <table:table-cell table:style-name="mes1.A1" office:value-type="string">
                <text:p text:style-name="P5">6</text:p>
              </table:table-cell>
              <table:table-cell table:style-name="mes1.A1" office:value-type="string">
                <text:p text:style-name="P5">7</text:p>
              </table:table-cell>
              <table:table-cell table:style-name="mes1.A1" office:value-type="string">
                <text:p text:style-name="P5">8</text:p>
              </table:table-cell>
              <table:table-cell table:style-name="mes1.A1" office:value-type="string">
                <text:p text:style-name="P7">9</text:p>
              </table:table-cell>
            </table:table-row>
            <table:table-row table:style-name="mes1.3">
              <table:table-cell table:style-name="mes1.A1" office:value-type="string">
                <text:p text:style-name="P5">10</text:p>
              </table:table-cell>
              <table:table-cell table:style-name="mes1.A1" office:value-type="string">
                <text:p text:style-name="P5">11</text:p>
              </table:table-cell>
              <table:table-cell table:style-name="mes1.A1" office:value-type="string">
                <text:p text:style-name="P5">12</text:p>
              </table:table-cell>
              <table:table-cell table:style-name="mes1.A1" office:value-type="string">
                <text:p text:style-name="P5">13</text:p>
              </table:table-cell>
              <table:table-cell table:style-name="mes1.A1" office:value-type="string">
                <text:p text:style-name="P5">14</text:p>
              </table:table-cell>
              <table:table-cell table:style-name="mes1.A1" office:value-type="string">
                <text:p text:style-name="P5">15</text:p>
              </table:table-cell>
              <table:table-cell table:style-name="mes1.A1" office:value-type="string">
                <text:p text:style-name="P7">16</text:p>
              </table:table-cell>
            </table:table-row>
            <table:table-row table:style-name="mes1.3">
              <table:table-cell table:style-name="mes1.A1" office:value-type="string">
                <text:p text:style-name="P5">17</text:p>
              </table:table-cell>
              <table:table-cell table:style-name="mes1.A1" office:value-type="string">
                <text:p text:style-name="P5">18</text:p>
              </table:table-cell>
              <table:table-cell table:style-name="mes1.A1" office:value-type="string">
                <text:p text:style-name="P5">19</text:p>
              </table:table-cell>
              <table:table-cell table:style-name="mes1.A1" office:value-type="string">
                <text:p text:style-name="P5">20</text:p>
              </table:table-cell>
              <table:table-cell table:style-name="mes1.A1" office:value-type="string">
                <text:p text:style-name="P5">21</text:p>
              </table:table-cell>
              <table:table-cell table:style-name="mes1.A1" office:value-type="string">
                <text:p text:style-name="P5">22</text:p>
              </table:table-cell>
              <table:table-cell table:style-name="mes1.A1" office:value-type="string">
                <text:p text:style-name="P7">23</text:p>
              </table:table-cell>
            </table:table-row>
            <table:table-row table:style-name="mes1.3">
              <table:table-cell table:style-name="mes1.A1" office:value-type="string">
                <text:p text:style-name="P5">24</text:p>
              </table:table-cell>
              <table:table-cell table:style-name="mes1.A1" office:value-type="string">
                <text:p text:style-name="P5">25</text:p>
              </table:table-cell>
              <table:table-cell table:style-name="mes1.A1" office:value-type="string">
                <text:p text:style-name="P5">26</text:p>
              </table:table-cell>
              <table:table-cell table:style-name="mes1.A1" office:value-type="string">
                <text:p text:style-name="P5">27</text:p>
              </table:table-cell>
              <table:table-cell table:style-name="mes1.A1" office:value-type="string">
                <text:p text:style-name="P5">28</text:p>
              </table:table-cell>
              <table:table-cell table:style-name="mes1.A1" office:value-type="string">
                <text:p text:style-name="P5">29</text:p>
              </table:table-cell>
              <table:table-cell table:style-name="mes1.A1" office:value-type="string">
                <text:p text:style-name="P7">30</text:p>
              </table:table-cell>
            </table:table-row>
            <table:table-row table:style-name="mes1.3">
              <table:table-cell table:style-name="mes1.A1" office:value-type="string">
                <text:p text:style-name="P3"/>
              </table:table-cell>
              <table:table-cell table:style-name="mes1.A1" office:value-type="string">
                <text:p text:style-name="P1"/>
              </table:table-cell>
              <table:table-cell table:style-name="mes1.A1" office:value-type="string">
                <text:p text:style-name="P1"/>
              </table:table-cell>
              <table:table-cell table:style-name="mes1.A1" office:value-type="string">
                <text:p text:style-name="P1"/>
              </table:table-cell>
              <table:table-cell table:style-name="mes1.A1" office:value-type="string">
                <text:p text:style-name="P1"/>
              </table:table-cell>
              <table:table-cell table:style-name="mes1.A1" office:value-type="string">
                <text:p text:style-name="P1"/>
              </table:table-cell>
              <table:table-cell table:style-name="mes1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3" text:anchor-type="page" text:anchor-page-number="1" svg:x="4.249cm" svg:y="0.801cm" svg:width="2cm" svg:height="1.499cm" draw:z-index="1">
        <draw:text-box>
          <table:table table:name="mes3" table:style-name="mes3">
            <table:table-column table:style-name="mes3.A"/>
            <table:table-column table:style-name="mes3.B"/>
            <table:table-column table:style-name="mes3.A"/>
            <table:table-column table:style-name="mes3.D"/>
            <table:table-column table:style-name="mes3.E"/>
            <table:table-column table:style-name="mes3.D"/>
            <table:table-column table:style-name="mes3.G"/>
            <table:table-header-rows>
              <table:table-row table:style-name="mes3.1">
                <table:table-cell table:style-name="mes3.A1" table:number-columns-spanned="7" office:value-type="string">
                  <text:p text:style-name="P12">Novemb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3.2">
              <table:table-cell table:style-name="mes3.A1" office:value-type="string">
                <text:p text:style-name="P10">Mo</text:p>
              </table:table-cell>
              <table:table-cell table:style-name="mes3.A1" office:value-type="string">
                <text:p text:style-name="P10">Tu</text:p>
              </table:table-cell>
              <table:table-cell table:style-name="mes3.A1" office:value-type="string">
                <text:p text:style-name="P10">We</text:p>
              </table:table-cell>
              <table:table-cell table:style-name="mes3.A1" office:value-type="string">
                <text:p text:style-name="P10">Th</text:p>
              </table:table-cell>
              <table:table-cell table:style-name="mes3.A1" office:value-type="string">
                <text:p text:style-name="P10">Fr</text:p>
              </table:table-cell>
              <table:table-cell table:style-name="mes3.A1" office:value-type="string">
                <text:p text:style-name="P10">Sa</text:p>
              </table:table-cell>
              <table:table-cell table:style-name="mes3.A1" office:value-type="string">
                <text:p text:style-name="P10">Su</text:p>
              </table:table-cell>
            </table:table-row>
            <table:table-row table:style-name="mes3.3">
              <table:table-cell table:style-name="mes3.A1" office:value-type="string">
                <text:p text:style-name="P1"/>
              </table:table-cell>
              <table:table-cell table:style-name="mes3.A1" office:value-type="string">
                <text:p text:style-name="P1"/>
              </table:table-cell>
              <table:table-cell table:style-name="mes3.A1" office:value-type="string">
                <text:p text:style-name="P1"/>
              </table:table-cell>
              <table:table-cell table:style-name="mes3.A1" office:value-type="string">
                <text:p text:style-name="P7">1</text:p>
              </table:table-cell>
              <table:table-cell table:style-name="mes3.A1" office:value-type="string">
                <text:p text:style-name="P5">2</text:p>
              </table:table-cell>
              <table:table-cell table:style-name="mes3.A1" office:value-type="string">
                <text:p text:style-name="P5">3</text:p>
              </table:table-cell>
              <table:table-cell table:style-name="mes3.A1" office:value-type="string">
                <text:p text:style-name="P7">4</text:p>
              </table:table-cell>
            </table:table-row>
            <table:table-row table:style-name="mes3.3">
              <table:table-cell table:style-name="mes3.A1" office:value-type="string">
                <text:p text:style-name="P5">5</text:p>
              </table:table-cell>
              <table:table-cell table:style-name="mes3.A1" office:value-type="string">
                <text:p text:style-name="P5">6</text:p>
              </table:table-cell>
              <table:table-cell table:style-name="mes3.A1" office:value-type="string">
                <text:p text:style-name="P5">7</text:p>
              </table:table-cell>
              <table:table-cell table:style-name="mes3.A1" office:value-type="string">
                <text:p text:style-name="P5">8</text:p>
              </table:table-cell>
              <table:table-cell table:style-name="mes3.A1" office:value-type="string">
                <text:p text:style-name="P5">9</text:p>
              </table:table-cell>
              <table:table-cell table:style-name="mes3.A1" office:value-type="string">
                <text:p text:style-name="P5">10</text:p>
              </table:table-cell>
              <table:table-cell table:style-name="mes3.A1" office:value-type="string">
                <text:p text:style-name="P7">11</text:p>
              </table:table-cell>
            </table:table-row>
            <table:table-row table:style-name="mes3.3">
              <table:table-cell table:style-name="mes3.A1" office:value-type="string">
                <text:p text:style-name="P5">12</text:p>
              </table:table-cell>
              <table:table-cell table:style-name="mes3.A1" office:value-type="string">
                <text:p text:style-name="P5">13</text:p>
              </table:table-cell>
              <table:table-cell table:style-name="mes3.A1" office:value-type="string">
                <text:p text:style-name="P5">14</text:p>
              </table:table-cell>
              <table:table-cell table:style-name="mes3.A1" office:value-type="string">
                <text:p text:style-name="P5">15</text:p>
              </table:table-cell>
              <table:table-cell table:style-name="mes3.A1" office:value-type="string">
                <text:p text:style-name="P5">16</text:p>
              </table:table-cell>
              <table:table-cell table:style-name="mes3.A1" office:value-type="string">
                <text:p text:style-name="P5">17</text:p>
              </table:table-cell>
              <table:table-cell table:style-name="mes3.A1" office:value-type="string">
                <text:p text:style-name="P7">18</text:p>
              </table:table-cell>
            </table:table-row>
            <table:table-row table:style-name="mes3.3">
              <table:table-cell table:style-name="mes3.A1" office:value-type="string">
                <text:p text:style-name="P5">19</text:p>
              </table:table-cell>
              <table:table-cell table:style-name="mes3.A1" office:value-type="string">
                <text:p text:style-name="P5">20</text:p>
              </table:table-cell>
              <table:table-cell table:style-name="mes3.A1" office:value-type="string">
                <text:p text:style-name="P5">21</text:p>
              </table:table-cell>
              <table:table-cell table:style-name="mes3.A1" office:value-type="string">
                <text:p text:style-name="P5">22</text:p>
              </table:table-cell>
              <table:table-cell table:style-name="mes3.A1" office:value-type="string">
                <text:p text:style-name="P5">23</text:p>
              </table:table-cell>
              <table:table-cell table:style-name="mes3.A1" office:value-type="string">
                <text:p text:style-name="P5">24</text:p>
              </table:table-cell>
              <table:table-cell table:style-name="mes3.A1" office:value-type="string">
                <text:p text:style-name="P7">25</text:p>
              </table:table-cell>
            </table:table-row>
            <table:table-row table:style-name="mes3.3">
              <table:table-cell table:style-name="mes3.A1" office:value-type="string">
                <text:p text:style-name="P5">26</text:p>
              </table:table-cell>
              <table:table-cell table:style-name="mes3.A1" office:value-type="string">
                <text:p text:style-name="P5">27</text:p>
              </table:table-cell>
              <table:table-cell table:style-name="mes3.A1" office:value-type="string">
                <text:p text:style-name="P5">28</text:p>
              </table:table-cell>
              <table:table-cell table:style-name="mes3.A1" office:value-type="string">
                <text:p text:style-name="P5">29</text:p>
              </table:table-cell>
              <table:table-cell table:style-name="mes3.A1" office:value-type="string">
                <text:p text:style-name="P5">30</text:p>
              </table:table-cell>
              <table:table-cell table:style-name="mes3.A1" office:value-type="string">
                <text:p text:style-name="P1"/>
              </table:table-cell>
              <table:table-cell table:style-name="mes3.A1" office:value-type="string">
                <text:p text:style-name="P7"/>
              </table:table-cell>
            </table:table-row>
            <table:table-row table:style-name="mes3.3">
              <table:table-cell table:style-name="mes3.A1" office:value-type="string">
                <text:p text:style-name="P4"/>
              </table:table-cell>
              <table:table-cell table:style-name="mes3.A1" office:value-type="string">
                <text:p text:style-name="P1"/>
              </table:table-cell>
              <table:table-cell table:style-name="mes3.A1" office:value-type="string">
                <text:p text:style-name="P1"/>
              </table:table-cell>
              <table:table-cell table:style-name="mes3.A1" office:value-type="string">
                <text:p text:style-name="P1"/>
              </table:table-cell>
              <table:table-cell table:style-name="mes3.A1" office:value-type="string">
                <text:p text:style-name="P1"/>
              </table:table-cell>
              <table:table-cell table:style-name="mes3.A1" office:value-type="string">
                <text:p text:style-name="P1"/>
              </table:table-cell>
              <table:table-cell table:style-name="mes3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4" text:anchor-type="page" text:anchor-page-number="1" svg:x="6.249cm" svg:y="0.801cm" svg:width="2cm" svg:height="1.499cm" draw:z-index="2">
        <draw:text-box>
          <table:table table:name="mes4" table:style-name="mes4">
            <table:table-column table:style-name="mes4.A"/>
            <table:table-column table:style-name="mes4.B"/>
            <table:table-column table:style-name="mes4.A"/>
            <table:table-column table:style-name="mes4.D"/>
            <table:table-column table:style-name="mes4.E"/>
            <table:table-column table:style-name="mes4.D"/>
            <table:table-column table:style-name="mes4.G"/>
            <table:table-header-rows>
              <table:table-row table:style-name="mes4.1">
                <table:table-cell table:style-name="mes4.A1" table:number-columns-spanned="7" office:value-type="string">
                  <text:p text:style-name="P12">Decemb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4.2">
              <table:table-cell table:style-name="mes4.A1" office:value-type="string">
                <text:p text:style-name="P10">Mo</text:p>
              </table:table-cell>
              <table:table-cell table:style-name="mes4.A1" office:value-type="string">
                <text:p text:style-name="P10">Tu</text:p>
              </table:table-cell>
              <table:table-cell table:style-name="mes4.A1" office:value-type="string">
                <text:p text:style-name="P10">We</text:p>
              </table:table-cell>
              <table:table-cell table:style-name="mes4.A1" office:value-type="string">
                <text:p text:style-name="P10">Th</text:p>
              </table:table-cell>
              <table:table-cell table:style-name="mes4.A1" office:value-type="string">
                <text:p text:style-name="P10">Fr</text:p>
              </table:table-cell>
              <table:table-cell table:style-name="mes4.A1" office:value-type="string">
                <text:p text:style-name="P10">Sa</text:p>
              </table:table-cell>
              <table:table-cell table:style-name="mes4.A1" office:value-type="string">
                <text:p text:style-name="P10">Su</text:p>
              </table:table-cell>
            </table:table-row>
            <table:table-row table:style-name="mes4.3"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5">1</text:p>
              </table:table-cell>
              <table:table-cell table:style-name="mes4.A1" office:value-type="string">
                <text:p text:style-name="P7">2</text:p>
              </table:table-cell>
            </table:table-row>
            <table:table-row table:style-name="mes4.3">
              <table:table-cell table:style-name="mes4.A1" office:value-type="string">
                <text:p text:style-name="P5">3</text:p>
              </table:table-cell>
              <table:table-cell table:style-name="mes4.A1" office:value-type="string">
                <text:p text:style-name="P1">4</text:p>
              </table:table-cell>
              <table:table-cell table:style-name="mes4.A1" office:value-type="string">
                <text:p text:style-name="P5">5</text:p>
              </table:table-cell>
              <table:table-cell table:style-name="mes4.A1" office:value-type="string">
                <text:p text:style-name="P7">6</text:p>
              </table:table-cell>
              <table:table-cell table:style-name="mes4.A1" office:value-type="string">
                <text:p text:style-name="P5">7</text:p>
              </table:table-cell>
              <table:table-cell table:style-name="mes4.A1" office:value-type="string">
                <text:p text:style-name="P7">8</text:p>
              </table:table-cell>
              <table:table-cell table:style-name="mes4.A1" office:value-type="string">
                <text:p text:style-name="P7">9</text:p>
              </table:table-cell>
            </table:table-row>
            <table:table-row table:style-name="mes4.3">
              <table:table-cell table:style-name="mes4.A1" office:value-type="string">
                <text:p text:style-name="P5">10</text:p>
              </table:table-cell>
              <table:table-cell table:style-name="mes4.A1" office:value-type="string">
                <text:p text:style-name="P5">11</text:p>
              </table:table-cell>
              <table:table-cell table:style-name="mes4.A1" office:value-type="string">
                <text:p text:style-name="P5">12</text:p>
              </table:table-cell>
              <table:table-cell table:style-name="mes4.A1" office:value-type="string">
                <text:p text:style-name="P5">13</text:p>
              </table:table-cell>
              <table:table-cell table:style-name="mes4.A1" office:value-type="string">
                <text:p text:style-name="P5">14</text:p>
              </table:table-cell>
              <table:table-cell table:style-name="mes4.A1" office:value-type="string">
                <text:p text:style-name="P5">15</text:p>
              </table:table-cell>
              <table:table-cell table:style-name="mes4.A1" office:value-type="string">
                <text:p text:style-name="P7">16</text:p>
              </table:table-cell>
            </table:table-row>
            <table:table-row table:style-name="mes4.3">
              <table:table-cell table:style-name="mes4.A1" office:value-type="string">
                <text:p text:style-name="P5">17</text:p>
              </table:table-cell>
              <table:table-cell table:style-name="mes4.A1" office:value-type="string">
                <text:p text:style-name="P5">18</text:p>
              </table:table-cell>
              <table:table-cell table:style-name="mes4.A1" office:value-type="string">
                <text:p text:style-name="P5">19</text:p>
              </table:table-cell>
              <table:table-cell table:style-name="mes4.A1" office:value-type="string">
                <text:p text:style-name="P5">20</text:p>
              </table:table-cell>
              <table:table-cell table:style-name="mes4.A1" office:value-type="string">
                <text:p text:style-name="P5">21</text:p>
              </table:table-cell>
              <table:table-cell table:style-name="mes4.A1" office:value-type="string">
                <text:p text:style-name="P1">22</text:p>
              </table:table-cell>
              <table:table-cell table:style-name="mes4.A1" office:value-type="string">
                <text:p text:style-name="P7">23</text:p>
              </table:table-cell>
            </table:table-row>
            <table:table-row table:style-name="mes4.3">
              <table:table-cell table:style-name="mes4.A1" office:value-type="string">
                <text:p text:style-name="P7">24</text:p>
              </table:table-cell>
              <table:table-cell table:style-name="mes4.A1" office:value-type="string">
                <text:p text:style-name="P7">25</text:p>
              </table:table-cell>
              <table:table-cell table:style-name="mes4.A1" office:value-type="string">
                <text:p text:style-name="P7">26</text:p>
              </table:table-cell>
              <table:table-cell table:style-name="mes4.A1" office:value-type="string">
                <text:p text:style-name="P7">27</text:p>
              </table:table-cell>
              <table:table-cell table:style-name="mes4.A1" office:value-type="string">
                <text:p text:style-name="P7">28</text:p>
              </table:table-cell>
              <table:table-cell table:style-name="mes4.A1" office:value-type="string">
                <text:p text:style-name="P7">29</text:p>
              </table:table-cell>
              <table:table-cell table:style-name="mes4.A1" office:value-type="string">
                <text:p text:style-name="P7">30</text:p>
              </table:table-cell>
            </table:table-row>
            <table:table-row table:style-name="mes4.3">
              <table:table-cell table:style-name="mes4.A1" office:value-type="string">
                <text:p text:style-name="P7">31</text:p>
              </table:table-cell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1"/>
              </table:table-cell>
              <table:table-cell table:style-name="mes4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2" text:anchor-type="page" text:anchor-page-number="1" svg:x="2.251cm" svg:y="0.801cm" svg:width="2cm" svg:height="1.499cm" draw:z-index="3">
        <draw:text-box>
          <table:table table:name="mes2" table:style-name="mes2">
            <table:table-column table:style-name="mes2.A"/>
            <table:table-column table:style-name="mes2.B"/>
            <table:table-column table:style-name="mes2.A"/>
            <table:table-column table:style-name="mes2.D"/>
            <table:table-column table:style-name="mes2.E"/>
            <table:table-column table:style-name="mes2.D"/>
            <table:table-column table:style-name="mes2.G"/>
            <table:table-header-rows>
              <table:table-row table:style-name="mes2.1">
                <table:table-cell table:style-name="mes2.A1" table:number-columns-spanned="7" office:value-type="string">
                  <text:p text:style-name="P12">Octob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2.2">
              <table:table-cell table:style-name="mes2.A1" office:value-type="string">
                <text:p text:style-name="P10">Mo</text:p>
              </table:table-cell>
              <table:table-cell table:style-name="mes2.A1" office:value-type="string">
                <text:p text:style-name="P10">Tu</text:p>
              </table:table-cell>
              <table:table-cell table:style-name="mes2.A1" office:value-type="string">
                <text:p text:style-name="P10">We</text:p>
              </table:table-cell>
              <table:table-cell table:style-name="mes2.A1" office:value-type="string">
                <text:p text:style-name="P10">Th</text:p>
              </table:table-cell>
              <table:table-cell table:style-name="mes2.A1" office:value-type="string">
                <text:p text:style-name="P10">Fr</text:p>
              </table:table-cell>
              <table:table-cell table:style-name="mes2.A1" office:value-type="string">
                <text:p text:style-name="P10">Sa</text:p>
              </table:table-cell>
              <table:table-cell table:style-name="mes2.A1" office:value-type="string">
                <text:p text:style-name="P10">Su</text:p>
              </table:table-cell>
            </table:table-row>
            <table:table-row table:style-name="mes2.3">
              <table:table-cell table:style-name="mes2.A1" office:value-type="string">
                <text:p text:style-name="P5">1</text:p>
              </table:table-cell>
              <table:table-cell table:style-name="mes2.A1" office:value-type="string">
                <text:p text:style-name="P5">2</text:p>
              </table:table-cell>
              <table:table-cell table:style-name="mes2.A1" office:value-type="string">
                <text:p text:style-name="P5">3</text:p>
              </table:table-cell>
              <table:table-cell table:style-name="mes2.A1" office:value-type="string">
                <text:p text:style-name="P5">4</text:p>
              </table:table-cell>
              <table:table-cell table:style-name="mes2.A1" office:value-type="string">
                <text:p text:style-name="P5">5</text:p>
              </table:table-cell>
              <table:table-cell table:style-name="mes2.A1" office:value-type="string">
                <text:p text:style-name="P5">6</text:p>
              </table:table-cell>
              <table:table-cell table:style-name="mes2.A1" office:value-type="string">
                <text:p text:style-name="P7">7</text:p>
              </table:table-cell>
            </table:table-row>
            <table:table-row table:style-name="mes2.3">
              <table:table-cell table:style-name="mes2.A1" office:value-type="string">
                <text:p text:style-name="P5">8</text:p>
              </table:table-cell>
              <table:table-cell table:style-name="mes2.A1" office:value-type="string">
                <text:p text:style-name="P5">9</text:p>
              </table:table-cell>
              <table:table-cell table:style-name="mes2.A1" office:value-type="string">
                <text:p text:style-name="P5">10</text:p>
              </table:table-cell>
              <table:table-cell table:style-name="mes2.A1" office:value-type="string">
                <text:p text:style-name="P5">11</text:p>
              </table:table-cell>
              <table:table-cell table:style-name="mes2.A1" office:value-type="string">
                <text:p text:style-name="P7">12</text:p>
              </table:table-cell>
              <table:table-cell table:style-name="mes2.A1" office:value-type="string">
                <text:p text:style-name="P5">13</text:p>
              </table:table-cell>
              <table:table-cell table:style-name="mes2.A1" office:value-type="string">
                <text:p text:style-name="P7">14</text:p>
              </table:table-cell>
            </table:table-row>
            <table:table-row table:style-name="mes2.3">
              <table:table-cell table:style-name="mes2.A1" office:value-type="string">
                <text:p text:style-name="P5">15</text:p>
              </table:table-cell>
              <table:table-cell table:style-name="mes2.A1" office:value-type="string">
                <text:p text:style-name="P5">16</text:p>
              </table:table-cell>
              <table:table-cell table:style-name="mes2.A1" office:value-type="string">
                <text:p text:style-name="P1">17</text:p>
              </table:table-cell>
              <table:table-cell table:style-name="mes2.A1" office:value-type="string">
                <text:p text:style-name="P5">18</text:p>
              </table:table-cell>
              <table:table-cell table:style-name="mes2.A1" office:value-type="string">
                <text:p text:style-name="P5">19</text:p>
              </table:table-cell>
              <table:table-cell table:style-name="mes2.A1" office:value-type="string">
                <text:p text:style-name="P5">20</text:p>
              </table:table-cell>
              <table:table-cell table:style-name="mes2.A1" office:value-type="string">
                <text:p text:style-name="P7">21</text:p>
              </table:table-cell>
            </table:table-row>
            <table:table-row table:style-name="mes2.3">
              <table:table-cell table:style-name="mes2.A1" office:value-type="string">
                <text:p text:style-name="P5">22</text:p>
              </table:table-cell>
              <table:table-cell table:style-name="mes2.A1" office:value-type="string">
                <text:p text:style-name="P5">23</text:p>
              </table:table-cell>
              <table:table-cell table:style-name="mes2.A1" office:value-type="string">
                <text:p text:style-name="P5">24</text:p>
              </table:table-cell>
              <table:table-cell table:style-name="mes2.A1" office:value-type="string">
                <text:p text:style-name="P5">25</text:p>
              </table:table-cell>
              <table:table-cell table:style-name="mes2.A1" office:value-type="string">
                <text:p text:style-name="P5">26</text:p>
              </table:table-cell>
              <table:table-cell table:style-name="mes2.A1" office:value-type="string">
                <text:p text:style-name="P5">27</text:p>
              </table:table-cell>
              <table:table-cell table:style-name="mes2.A1" office:value-type="string">
                <text:p text:style-name="P7">28</text:p>
              </table:table-cell>
            </table:table-row>
            <table:table-row table:style-name="mes2.3">
              <table:table-cell table:style-name="mes2.A1" office:value-type="string">
                <text:p text:style-name="P5">29</text:p>
              </table:table-cell>
              <table:table-cell table:style-name="mes2.A1" office:value-type="string">
                <text:p text:style-name="P5">30</text:p>
              </table:table-cell>
              <table:table-cell table:style-name="mes2.A1" office:value-type="string">
                <text:p text:style-name="P5">31</text:p>
              </table:table-cell>
              <table:table-cell table:style-name="mes2.A1" office:value-type="string">
                <text:p text:style-name="P1"/>
              </table:table-cell>
              <table:table-cell table:style-name="mes2.A1" office:value-type="string">
                <text:p text:style-name="P1"/>
              </table:table-cell>
              <table:table-cell table:style-name="mes2.A1" office:value-type="string">
                <text:p text:style-name="P1"/>
              </table:table-cell>
              <table:table-cell table:style-name="mes2.A1" office:value-type="string">
                <text:p text:style-name="P7"/>
              </table:table-cell>
            </table:table-row>
            <table:table-row table:style-name="mes2.3">
              <table:table-cell table:style-name="mes2.A1" office:value-type="string">
                <text:p text:style-name="P1"/>
              </table:table-cell>
              <table:table-cell table:style-name="mes2.A1" office:value-type="string">
                <text:p text:style-name="P1"/>
              </table:table-cell>
              <table:table-cell table:style-name="mes2.A1" office:value-type="string">
                <text:p text:style-name="P1"/>
              </table:table-cell>
              <table:table-cell table:style-name="mes2.A1" office:value-type="string">
                <text:p text:style-name="P1"/>
              </table:table-cell>
              <table:table-cell table:style-name="mes2.A1" office:value-type="string">
                <text:p text:style-name="P1"/>
              </table:table-cell>
              <table:table-cell table:style-name="mes2.A1" office:value-type="string">
                <text:p text:style-name="P1"/>
              </table:table-cell>
              <table:table-cell table:style-name="mes2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5" text:anchor-type="page" text:anchor-page-number="1" svg:x="0.25cm" svg:y="2.3cm" svg:width="2cm" svg:height="1.499cm" draw:z-index="4">
        <draw:text-box>
          <table:table table:name="mes5" table:style-name="mes5">
            <table:table-column table:style-name="mes5.A"/>
            <table:table-column table:style-name="mes5.B"/>
            <table:table-column table:style-name="mes5.A"/>
            <table:table-column table:style-name="mes5.D"/>
            <table:table-column table:style-name="mes5.E"/>
            <table:table-column table:style-name="mes5.D"/>
            <table:table-column table:style-name="mes5.G"/>
            <table:table-header-rows>
              <table:table-row table:style-name="mes5.1">
                <table:table-cell table:style-name="mes5.A1" table:number-columns-spanned="7" office:value-type="string">
                  <text:p text:style-name="P12">January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5.2">
              <table:table-cell table:style-name="mes5.A1" office:value-type="string">
                <text:p text:style-name="P10">Mo</text:p>
              </table:table-cell>
              <table:table-cell table:style-name="mes5.A1" office:value-type="string">
                <text:p text:style-name="P10">Tu</text:p>
              </table:table-cell>
              <table:table-cell table:style-name="mes5.A1" office:value-type="string">
                <text:p text:style-name="P10">We</text:p>
              </table:table-cell>
              <table:table-cell table:style-name="mes5.A1" office:value-type="string">
                <text:p text:style-name="P10">Th</text:p>
              </table:table-cell>
              <table:table-cell table:style-name="mes5.A1" office:value-type="string">
                <text:p text:style-name="P10">Fr</text:p>
              </table:table-cell>
              <table:table-cell table:style-name="mes5.A1" office:value-type="string">
                <text:p text:style-name="P10">Sa</text:p>
              </table:table-cell>
              <table:table-cell table:style-name="mes5.A1" office:value-type="string">
                <text:p text:style-name="P10">Su</text:p>
              </table:table-cell>
            </table:table-row>
            <table:table-row table:style-name="mes5.3">
              <table:table-cell table:style-name="mes5.A1" office:value-type="string">
                <text:p text:style-name="P1"/>
              </table:table-cell>
              <table:table-cell table:style-name="mes5.A1" office:value-type="string">
                <text:p text:style-name="P7">1</text:p>
              </table:table-cell>
              <table:table-cell table:style-name="mes5.A1" office:value-type="string">
                <text:p text:style-name="P7">2</text:p>
              </table:table-cell>
              <table:table-cell table:style-name="mes5.A1" office:value-type="string">
                <text:p text:style-name="P7">3</text:p>
              </table:table-cell>
              <table:table-cell table:style-name="mes5.A1" office:value-type="string">
                <text:p text:style-name="P7">4</text:p>
              </table:table-cell>
              <table:table-cell table:style-name="mes5.A1" office:value-type="string">
                <text:p text:style-name="P7">5</text:p>
              </table:table-cell>
              <table:table-cell table:style-name="mes5.A1" office:value-type="string">
                <text:p text:style-name="P7">6</text:p>
              </table:table-cell>
            </table:table-row>
            <table:table-row table:style-name="mes5.3">
              <table:table-cell table:style-name="mes5.A1" office:value-type="string">
                <text:p text:style-name="P1">7</text:p>
              </table:table-cell>
              <table:table-cell table:style-name="mes5.A1" office:value-type="string">
                <text:p text:style-name="P1">8</text:p>
              </table:table-cell>
              <table:table-cell table:style-name="mes5.A1" office:value-type="string">
                <text:p text:style-name="P1">9</text:p>
              </table:table-cell>
              <table:table-cell table:style-name="mes5.A1" office:value-type="string">
                <text:p text:style-name="P1">10</text:p>
              </table:table-cell>
              <table:table-cell table:style-name="mes5.A1" office:value-type="string">
                <text:p text:style-name="P1">11</text:p>
              </table:table-cell>
              <table:table-cell table:style-name="mes5.A1" office:value-type="string">
                <text:p text:style-name="P1">12</text:p>
              </table:table-cell>
              <table:table-cell table:style-name="mes5.A1" office:value-type="string">
                <text:p text:style-name="P7">13</text:p>
              </table:table-cell>
            </table:table-row>
            <table:table-row table:style-name="mes5.3">
              <table:table-cell table:style-name="mes5.A1" office:value-type="string">
                <text:p text:style-name="P1">14</text:p>
              </table:table-cell>
              <table:table-cell table:style-name="mes5.A1" office:value-type="string">
                <text:p text:style-name="P1">15</text:p>
              </table:table-cell>
              <table:table-cell table:style-name="mes5.A1" office:value-type="string">
                <text:p text:style-name="P1">16</text:p>
              </table:table-cell>
              <table:table-cell table:style-name="mes5.A1" office:value-type="string">
                <text:p text:style-name="P1">17</text:p>
              </table:table-cell>
              <table:table-cell table:style-name="mes5.A1" office:value-type="string">
                <text:p text:style-name="P1">18</text:p>
              </table:table-cell>
              <table:table-cell table:style-name="mes5.A1" office:value-type="string">
                <text:p text:style-name="P1">19</text:p>
              </table:table-cell>
              <table:table-cell table:style-name="mes5.A1" office:value-type="string">
                <text:p text:style-name="P7">20</text:p>
              </table:table-cell>
            </table:table-row>
            <table:table-row table:style-name="mes5.3">
              <table:table-cell table:style-name="mes5.A1" office:value-type="string">
                <text:p text:style-name="P1">21</text:p>
              </table:table-cell>
              <table:table-cell table:style-name="mes5.A1" office:value-type="string">
                <text:p text:style-name="P1">22</text:p>
              </table:table-cell>
              <table:table-cell table:style-name="mes5.A1" office:value-type="string">
                <text:p text:style-name="P1">23</text:p>
              </table:table-cell>
              <table:table-cell table:style-name="mes5.A1" office:value-type="string">
                <text:p text:style-name="P1">24</text:p>
              </table:table-cell>
              <table:table-cell table:style-name="mes5.A1" office:value-type="string">
                <text:p text:style-name="P1">25</text:p>
              </table:table-cell>
              <table:table-cell table:style-name="mes5.A1" office:value-type="string">
                <text:p text:style-name="P1">26</text:p>
              </table:table-cell>
              <table:table-cell table:style-name="mes5.A1" office:value-type="string">
                <text:p text:style-name="P7">27</text:p>
              </table:table-cell>
            </table:table-row>
            <table:table-row table:style-name="mes5.3">
              <table:table-cell table:style-name="mes5.A1" office:value-type="string">
                <text:p text:style-name="P1">28</text:p>
              </table:table-cell>
              <table:table-cell table:style-name="mes5.A1" office:value-type="string">
                <text:p text:style-name="P1">29</text:p>
              </table:table-cell>
              <table:table-cell table:style-name="mes5.A1" office:value-type="string">
                <text:p text:style-name="P1">30</text:p>
              </table:table-cell>
              <table:table-cell table:style-name="mes5.A1" office:value-type="string">
                <text:p text:style-name="P1">31</text:p>
              </table:table-cell>
              <table:table-cell table:style-name="mes5.A1" office:value-type="string">
                <text:p text:style-name="P1"/>
              </table:table-cell>
              <table:table-cell table:style-name="mes5.A1" office:value-type="string">
                <text:p text:style-name="P1"/>
              </table:table-cell>
              <table:table-cell table:style-name="mes5.A1" office:value-type="string">
                <text:p text:style-name="P7"/>
              </table:table-cell>
            </table:table-row>
            <table:table-row table:style-name="mes5.3">
              <table:table-cell table:style-name="mes5.A1" office:value-type="string">
                <text:p text:style-name="P1"/>
              </table:table-cell>
              <table:table-cell table:style-name="mes5.A1" office:value-type="string">
                <text:p text:style-name="P1"/>
              </table:table-cell>
              <table:table-cell table:style-name="mes5.A1" office:value-type="string">
                <text:p text:style-name="P1"/>
              </table:table-cell>
              <table:table-cell table:style-name="mes5.A1" office:value-type="string">
                <text:p text:style-name="P1"/>
              </table:table-cell>
              <table:table-cell table:style-name="mes5.A1" office:value-type="string">
                <text:p text:style-name="P1"/>
              </table:table-cell>
              <table:table-cell table:style-name="mes5.A1" office:value-type="string">
                <text:p text:style-name="P1"/>
              </table:table-cell>
              <table:table-cell table:style-name="mes5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9" text:anchor-type="page" text:anchor-page-number="1" svg:x="0.25cm" svg:y="3.799cm" svg:width="2cm" svg:height="1.499cm" draw:z-index="5">
        <draw:text-box>
          <table:table table:name="mes9" table:style-name="mes9">
            <table:table-column table:style-name="mes9.A"/>
            <table:table-column table:style-name="mes9.B"/>
            <table:table-column table:style-name="mes9.A"/>
            <table:table-column table:style-name="mes9.D"/>
            <table:table-column table:style-name="mes9.E"/>
            <table:table-column table:style-name="mes9.D"/>
            <table:table-column table:style-name="mes9.G"/>
            <table:table-header-rows>
              <table:table-row table:style-name="mes9.1">
                <table:table-cell table:style-name="mes9.A1" table:number-columns-spanned="7" office:value-type="string">
                  <text:p text:style-name="P12">May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9.2">
              <table:table-cell table:style-name="mes9.A1" office:value-type="string">
                <text:p text:style-name="P10">Mo</text:p>
              </table:table-cell>
              <table:table-cell table:style-name="mes9.A1" office:value-type="string">
                <text:p text:style-name="P10">Tu</text:p>
              </table:table-cell>
              <table:table-cell table:style-name="mes9.A1" office:value-type="string">
                <text:p text:style-name="P10">We</text:p>
              </table:table-cell>
              <table:table-cell table:style-name="mes9.A1" office:value-type="string">
                <text:p text:style-name="P10">Th</text:p>
              </table:table-cell>
              <table:table-cell table:style-name="mes9.A1" office:value-type="string">
                <text:p text:style-name="P10">Fr</text:p>
              </table:table-cell>
              <table:table-cell table:style-name="mes9.A1" office:value-type="string">
                <text:p text:style-name="P10">Sa</text:p>
              </table:table-cell>
              <table:table-cell table:style-name="mes9.A1" office:value-type="string">
                <text:p text:style-name="P10">Su</text:p>
              </table:table-cell>
            </table:table-row>
            <table:table-row table:style-name="mes9.3"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7">1</text:p>
              </table:table-cell>
              <table:table-cell table:style-name="mes9.A1" office:value-type="string">
                <text:p text:style-name="P1">2</text:p>
              </table:table-cell>
              <table:table-cell table:style-name="mes9.A1" office:value-type="string">
                <text:p text:style-name="P1">3</text:p>
              </table:table-cell>
              <table:table-cell table:style-name="mes9.A1" office:value-type="string">
                <text:p text:style-name="P1">4</text:p>
              </table:table-cell>
              <table:table-cell table:style-name="mes9.A1" office:value-type="string">
                <text:p text:style-name="P7">5</text:p>
              </table:table-cell>
            </table:table-row>
            <table:table-row table:style-name="mes9.3">
              <table:table-cell table:style-name="mes9.A1" office:value-type="string">
                <text:p text:style-name="P1">6</text:p>
              </table:table-cell>
              <table:table-cell table:style-name="mes9.A1" office:value-type="string">
                <text:p text:style-name="P1">7</text:p>
              </table:table-cell>
              <table:table-cell table:style-name="mes9.A1" office:value-type="string">
                <text:p text:style-name="P1">8</text:p>
              </table:table-cell>
              <table:table-cell table:style-name="mes9.A1" office:value-type="string">
                <text:p text:style-name="P1">9</text:p>
              </table:table-cell>
              <table:table-cell table:style-name="mes9.A1" office:value-type="string">
                <text:p text:style-name="P1">10</text:p>
              </table:table-cell>
              <table:table-cell table:style-name="mes9.A1" office:value-type="string">
                <text:p text:style-name="P1">11</text:p>
              </table:table-cell>
              <table:table-cell table:style-name="mes9.A1" office:value-type="string">
                <text:p text:style-name="P7">12</text:p>
              </table:table-cell>
            </table:table-row>
            <table:table-row table:style-name="mes9.3">
              <table:table-cell table:style-name="mes9.A1" office:value-type="string">
                <text:p text:style-name="P1">13</text:p>
              </table:table-cell>
              <table:table-cell table:style-name="mes9.A1" office:value-type="string">
                <text:p text:style-name="P1">14</text:p>
              </table:table-cell>
              <table:table-cell table:style-name="mes9.A1" office:value-type="string">
                <text:p text:style-name="P1">15</text:p>
              </table:table-cell>
              <table:table-cell table:style-name="mes9.A1" office:value-type="string">
                <text:p text:style-name="P1">16</text:p>
              </table:table-cell>
              <table:table-cell table:style-name="mes9.A1" office:value-type="string">
                <text:p text:style-name="P7">17</text:p>
              </table:table-cell>
              <table:table-cell table:style-name="mes9.A1" office:value-type="string">
                <text:p text:style-name="P1">18</text:p>
              </table:table-cell>
              <table:table-cell table:style-name="mes9.A1" office:value-type="string">
                <text:p text:style-name="P7">19</text:p>
              </table:table-cell>
            </table:table-row>
            <table:table-row table:style-name="mes9.3">
              <table:table-cell table:style-name="mes9.A1" office:value-type="string">
                <text:p text:style-name="P1">20</text:p>
              </table:table-cell>
              <table:table-cell table:style-name="mes9.A1" office:value-type="string">
                <text:p text:style-name="P1">21</text:p>
              </table:table-cell>
              <table:table-cell table:style-name="mes9.A1" office:value-type="string">
                <text:p text:style-name="P1">22</text:p>
              </table:table-cell>
              <table:table-cell table:style-name="mes9.A1" office:value-type="string">
                <text:p text:style-name="P1">23</text:p>
              </table:table-cell>
              <table:table-cell table:style-name="mes9.A1" office:value-type="string">
                <text:p text:style-name="P1">24</text:p>
              </table:table-cell>
              <table:table-cell table:style-name="mes9.A1" office:value-type="string">
                <text:p text:style-name="P1">25</text:p>
              </table:table-cell>
              <table:table-cell table:style-name="mes9.A1" office:value-type="string">
                <text:p text:style-name="P7">26</text:p>
              </table:table-cell>
            </table:table-row>
            <table:table-row table:style-name="mes9.3">
              <table:table-cell table:style-name="mes9.A1" office:value-type="string">
                <text:p text:style-name="P1">27</text:p>
              </table:table-cell>
              <table:table-cell table:style-name="mes9.A1" office:value-type="string">
                <text:p text:style-name="P1">28</text:p>
              </table:table-cell>
              <table:table-cell table:style-name="mes9.A1" office:value-type="string">
                <text:p text:style-name="P1">29</text:p>
              </table:table-cell>
              <table:table-cell table:style-name="mes9.A1" office:value-type="string">
                <text:p text:style-name="P1">30</text:p>
              </table:table-cell>
              <table:table-cell table:style-name="mes9.A1" office:value-type="string">
                <text:p text:style-name="P1">31</text:p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7"/>
              </table:table-cell>
            </table:table-row>
            <table:table-row table:style-name="mes9.3"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7"/>
              </table:table-cell>
            </table:table-row>
            <table:table-row table:style-name="mes9.3">
              <table:table-cell table:style-name="mes9.A1" office:value-type="string">
                <text:p text:style-name="P4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1"/>
              </table:table-cell>
              <table:table-cell table:style-name="mes9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2" draw:name="titulo" text:anchor-type="page" text:anchor-page-number="1" svg:y="0.3cm" svg:width="4.249cm" svg:height="0.3cm" draw:z-index="6">
        <draw:text-box>
          <text:p text:style-name="P9">SNAP!<text:span text:style-name="T1"> <text:s/></text:span><text:span text:style-name="T2">‐</text:span><text:span text:style-name="T1"> <text:s/>Academic Year </text:span><text:span text:style-name="T3">2012/2013</text:span></text:p>
        </draw:text-box>
      </draw:frame>
      <draw:frame draw:style-name="fr1" draw:name="mes6" text:anchor-type="page" text:anchor-page-number="1" svg:x="2.251cm" svg:y="2.3cm" svg:width="2cm" svg:height="1.499cm" draw:z-index="7">
        <draw:text-box>
          <table:table table:name="mes6" table:style-name="mes6">
            <table:table-column table:style-name="mes6.A"/>
            <table:table-column table:style-name="mes6.B"/>
            <table:table-column table:style-name="mes6.A"/>
            <table:table-column table:style-name="mes6.D"/>
            <table:table-column table:style-name="mes6.E"/>
            <table:table-column table:style-name="mes6.D"/>
            <table:table-column table:style-name="mes6.G"/>
            <table:table-header-rows>
              <table:table-row table:style-name="mes6.1">
                <table:table-cell table:style-name="mes6.A1" table:number-columns-spanned="7" office:value-type="string">
                  <text:p text:style-name="P12">February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6.2">
              <table:table-cell table:style-name="mes6.A1" office:value-type="string">
                <text:p text:style-name="P10">Mo</text:p>
              </table:table-cell>
              <table:table-cell table:style-name="mes6.A1" office:value-type="string">
                <text:p text:style-name="P10">Tu</text:p>
              </table:table-cell>
              <table:table-cell table:style-name="mes6.A1" office:value-type="string">
                <text:p text:style-name="P10">We</text:p>
              </table:table-cell>
              <table:table-cell table:style-name="mes6.A1" office:value-type="string">
                <text:p text:style-name="P10">Th</text:p>
              </table:table-cell>
              <table:table-cell table:style-name="mes6.A1" office:value-type="string">
                <text:p text:style-name="P10">Fr</text:p>
              </table:table-cell>
              <table:table-cell table:style-name="mes6.A1" office:value-type="string">
                <text:p text:style-name="P10">Sa</text:p>
              </table:table-cell>
              <table:table-cell table:style-name="mes6.A1" office:value-type="string">
                <text:p text:style-name="P10">Su</text:p>
              </table:table-cell>
            </table:table-row>
            <table:table-row table:style-name="mes6.3"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>1</text:p>
              </table:table-cell>
              <table:table-cell table:style-name="mes6.A1" office:value-type="string">
                <text:p text:style-name="P1">2</text:p>
              </table:table-cell>
              <table:table-cell table:style-name="mes6.A1" office:value-type="string">
                <text:p text:style-name="P7">3</text:p>
              </table:table-cell>
            </table:table-row>
            <table:table-row table:style-name="mes6.3">
              <table:table-cell table:style-name="mes6.A1" office:value-type="string">
                <text:p text:style-name="P1">4</text:p>
              </table:table-cell>
              <table:table-cell table:style-name="mes6.A1" office:value-type="string">
                <text:p text:style-name="P1">5</text:p>
              </table:table-cell>
              <table:table-cell table:style-name="mes6.A1" office:value-type="string">
                <text:p text:style-name="P1">6</text:p>
              </table:table-cell>
              <table:table-cell table:style-name="mes6.A1" office:value-type="string">
                <text:p text:style-name="P1">7</text:p>
              </table:table-cell>
              <table:table-cell table:style-name="mes6.A1" office:value-type="string">
                <text:p text:style-name="P1">8</text:p>
              </table:table-cell>
              <table:table-cell table:style-name="mes6.A1" office:value-type="string">
                <text:p text:style-name="P1">9</text:p>
              </table:table-cell>
              <table:table-cell table:style-name="mes6.A1" office:value-type="string">
                <text:p text:style-name="P7">10</text:p>
              </table:table-cell>
            </table:table-row>
            <table:table-row table:style-name="mes6.3">
              <table:table-cell table:style-name="mes6.A1" office:value-type="string">
                <text:p text:style-name="P1">11</text:p>
              </table:table-cell>
              <table:table-cell table:style-name="mes6.A1" office:value-type="string">
                <text:p text:style-name="P7">12</text:p>
              </table:table-cell>
              <table:table-cell table:style-name="mes6.A1" office:value-type="string">
                <text:p text:style-name="P1">13</text:p>
              </table:table-cell>
              <table:table-cell table:style-name="mes6.A1" office:value-type="string">
                <text:p text:style-name="P1">14</text:p>
              </table:table-cell>
              <table:table-cell table:style-name="mes6.A1" office:value-type="string">
                <text:p text:style-name="P1">15</text:p>
              </table:table-cell>
              <table:table-cell table:style-name="mes6.A1" office:value-type="string">
                <text:p text:style-name="P1">16</text:p>
              </table:table-cell>
              <table:table-cell table:style-name="mes6.A1" office:value-type="string">
                <text:p text:style-name="P7">17</text:p>
              </table:table-cell>
            </table:table-row>
            <table:table-row table:style-name="mes6.3">
              <table:table-cell table:style-name="mes6.A1" office:value-type="string">
                <text:p text:style-name="P1">18</text:p>
              </table:table-cell>
              <table:table-cell table:style-name="mes6.A1" office:value-type="string">
                <text:p text:style-name="P1">19</text:p>
              </table:table-cell>
              <table:table-cell table:style-name="mes6.A1" office:value-type="string">
                <text:p text:style-name="P1">20</text:p>
              </table:table-cell>
              <table:table-cell table:style-name="mes6.A1" office:value-type="string">
                <text:p text:style-name="P1">21</text:p>
              </table:table-cell>
              <table:table-cell table:style-name="mes6.A1" office:value-type="string">
                <text:p text:style-name="P1">22</text:p>
              </table:table-cell>
              <table:table-cell table:style-name="mes6.A1" office:value-type="string">
                <text:p text:style-name="P1">23</text:p>
              </table:table-cell>
              <table:table-cell table:style-name="mes6.A1" office:value-type="string">
                <text:p text:style-name="P7">24</text:p>
              </table:table-cell>
            </table:table-row>
            <table:table-row table:style-name="mes6.3">
              <table:table-cell table:style-name="mes6.A1" office:value-type="string">
                <text:p text:style-name="P1">25</text:p>
              </table:table-cell>
              <table:table-cell table:style-name="mes6.A1" office:value-type="string">
                <text:p text:style-name="P1">26</text:p>
              </table:table-cell>
              <table:table-cell table:style-name="mes6.A1" office:value-type="string">
                <text:p text:style-name="P1">27</text:p>
              </table:table-cell>
              <table:table-cell table:style-name="mes6.A1" office:value-type="string">
                <text:p text:style-name="P1">28</text:p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7"/>
              </table:table-cell>
            </table:table-row>
            <table:table-row table:style-name="mes6.3"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1"/>
              </table:table-cell>
              <table:table-cell table:style-name="mes6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7" text:anchor-type="page" text:anchor-page-number="1" svg:x="4.249cm" svg:y="2.3cm" svg:width="2cm" svg:height="1.499cm" draw:z-index="8">
        <draw:text-box>
          <table:table table:name="mes7" table:style-name="mes7">
            <table:table-column table:style-name="mes7.A"/>
            <table:table-column table:style-name="mes7.B"/>
            <table:table-column table:style-name="mes7.A"/>
            <table:table-column table:style-name="mes7.D"/>
            <table:table-column table:style-name="mes7.E"/>
            <table:table-column table:style-name="mes7.D"/>
            <table:table-column table:style-name="mes7.G"/>
            <table:table-header-rows>
              <table:table-row table:style-name="mes7.1">
                <table:table-cell table:style-name="mes7.A1" table:number-columns-spanned="7" office:value-type="string">
                  <text:p text:style-name="P12">March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7.2">
              <table:table-cell table:style-name="mes7.A1" office:value-type="string">
                <text:p text:style-name="P10">Mo</text:p>
              </table:table-cell>
              <table:table-cell table:style-name="mes7.A1" office:value-type="string">
                <text:p text:style-name="P10">Tu</text:p>
              </table:table-cell>
              <table:table-cell table:style-name="mes7.A1" office:value-type="string">
                <text:p text:style-name="P10">We</text:p>
              </table:table-cell>
              <table:table-cell table:style-name="mes7.A1" office:value-type="string">
                <text:p text:style-name="P10">Th</text:p>
              </table:table-cell>
              <table:table-cell table:style-name="mes7.A1" office:value-type="string">
                <text:p text:style-name="P10">Fr</text:p>
              </table:table-cell>
              <table:table-cell table:style-name="mes7.A1" office:value-type="string">
                <text:p text:style-name="P10">Sa</text:p>
              </table:table-cell>
              <table:table-cell table:style-name="mes7.A1" office:value-type="string">
                <text:p text:style-name="P10">Su</text:p>
              </table:table-cell>
            </table:table-row>
            <table:table-row table:style-name="mes7.3">
              <table:table-cell table:style-name="mes7.A1" office:value-type="string">
                <text:p text:style-name="P1"/>
              </table:table-cell>
              <table:table-cell table:style-name="mes7.A1" office:value-type="string">
                <text:p text:style-name="P1"/>
              </table:table-cell>
              <table:table-cell table:style-name="mes7.A1" office:value-type="string">
                <text:p text:style-name="P1"/>
              </table:table-cell>
              <table:table-cell table:style-name="mes7.A1" office:value-type="string">
                <text:p text:style-name="P1"/>
              </table:table-cell>
              <table:table-cell table:style-name="mes7.A1" office:value-type="string">
                <text:p text:style-name="P1">1</text:p>
              </table:table-cell>
              <table:table-cell table:style-name="mes7.A1" office:value-type="string">
                <text:p text:style-name="P1">2</text:p>
              </table:table-cell>
              <table:table-cell table:style-name="mes7.A1" office:value-type="string">
                <text:p text:style-name="P7">3</text:p>
              </table:table-cell>
            </table:table-row>
            <table:table-row table:style-name="mes7.3">
              <table:table-cell table:style-name="mes7.A1" office:value-type="string">
                <text:p text:style-name="P1">4</text:p>
              </table:table-cell>
              <table:table-cell table:style-name="mes7.A1" office:value-type="string">
                <text:p text:style-name="P1">5</text:p>
              </table:table-cell>
              <table:table-cell table:style-name="mes7.A1" office:value-type="string">
                <text:p text:style-name="P1">6</text:p>
              </table:table-cell>
              <table:table-cell table:style-name="mes7.A1" office:value-type="string">
                <text:p text:style-name="P1">7</text:p>
              </table:table-cell>
              <table:table-cell table:style-name="mes7.A1" office:value-type="string">
                <text:p text:style-name="P1">8</text:p>
              </table:table-cell>
              <table:table-cell table:style-name="mes7.A1" office:value-type="string">
                <text:p text:style-name="P1">9</text:p>
              </table:table-cell>
              <table:table-cell table:style-name="mes7.A1" office:value-type="string">
                <text:p text:style-name="P7">10</text:p>
              </table:table-cell>
            </table:table-row>
            <table:table-row table:style-name="mes7.3">
              <table:table-cell table:style-name="mes7.A1" office:value-type="string">
                <text:p text:style-name="P1">11</text:p>
              </table:table-cell>
              <table:table-cell table:style-name="mes7.A1" office:value-type="string">
                <text:p text:style-name="P1">12</text:p>
              </table:table-cell>
              <table:table-cell table:style-name="mes7.A1" office:value-type="string">
                <text:p text:style-name="P1">13</text:p>
              </table:table-cell>
              <table:table-cell table:style-name="mes7.A1" office:value-type="string">
                <text:p text:style-name="P1">14</text:p>
              </table:table-cell>
              <table:table-cell table:style-name="mes7.A1" office:value-type="string">
                <text:p text:style-name="P1">15</text:p>
              </table:table-cell>
              <table:table-cell table:style-name="mes7.A1" office:value-type="string">
                <text:p text:style-name="P1">16</text:p>
              </table:table-cell>
              <table:table-cell table:style-name="mes7.A1" office:value-type="string">
                <text:p text:style-name="P7">17</text:p>
              </table:table-cell>
            </table:table-row>
            <table:table-row table:style-name="mes7.3">
              <table:table-cell table:style-name="mes7.A1" office:value-type="string">
                <text:p text:style-name="P1">18</text:p>
              </table:table-cell>
              <table:table-cell table:style-name="mes7.A1" office:value-type="string">
                <text:p text:style-name="P7">19</text:p>
              </table:table-cell>
              <table:table-cell table:style-name="mes7.A1" office:value-type="string">
                <text:p text:style-name="P1">20</text:p>
              </table:table-cell>
              <table:table-cell table:style-name="mes7.A1" office:value-type="string">
                <text:p text:style-name="P1">21</text:p>
              </table:table-cell>
              <table:table-cell table:style-name="mes7.A1" office:value-type="string">
                <text:p text:style-name="P1">22</text:p>
              </table:table-cell>
              <table:table-cell table:style-name="mes7.A1" office:value-type="string">
                <text:p text:style-name="P1">23</text:p>
              </table:table-cell>
              <table:table-cell table:style-name="mes7.A1" office:value-type="string">
                <text:p text:style-name="P7">24</text:p>
              </table:table-cell>
            </table:table-row>
            <table:table-row table:style-name="mes7.3">
              <table:table-cell table:style-name="mes7.A1" office:value-type="string">
                <text:p text:style-name="P7">25</text:p>
              </table:table-cell>
              <table:table-cell table:style-name="mes7.A1" office:value-type="string">
                <text:p text:style-name="P7">26</text:p>
              </table:table-cell>
              <table:table-cell table:style-name="mes7.A1" office:value-type="string">
                <text:p text:style-name="P7">27</text:p>
              </table:table-cell>
              <table:table-cell table:style-name="mes7.A1" office:value-type="string">
                <text:p text:style-name="P7">28</text:p>
              </table:table-cell>
              <table:table-cell table:style-name="mes7.A1" office:value-type="string">
                <text:p text:style-name="P7">29</text:p>
              </table:table-cell>
              <table:table-cell table:style-name="mes7.A1" office:value-type="string">
                <text:p text:style-name="P7">30</text:p>
              </table:table-cell>
              <table:table-cell table:style-name="mes7.A1" office:value-type="string">
                <text:p text:style-name="P7">31</text:p>
              </table:table-cell>
            </table:table-row>
            <table:table-row table:style-name="mes7.3">
              <table:table-cell table:style-name="mes7.A1" office:value-type="string">
                <text:p text:style-name="P4"/>
              </table:table-cell>
              <table:table-cell table:style-name="mes7.A1" office:value-type="string">
                <text:p text:style-name="P1"/>
              </table:table-cell>
              <table:table-cell table:style-name="mes7.A1" office:value-type="string">
                <text:p text:style-name="P1"/>
              </table:table-cell>
              <table:table-cell table:style-name="mes7.A1" office:value-type="string">
                <text:p text:style-name="P1"/>
              </table:table-cell>
              <table:table-cell table:style-name="mes7.A1" office:value-type="string">
                <text:p text:style-name="P1"/>
              </table:table-cell>
              <table:table-cell table:style-name="mes7.A1" office:value-type="string">
                <text:p text:style-name="P1"/>
              </table:table-cell>
              <table:table-cell table:style-name="mes7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8" text:anchor-type="page" text:anchor-page-number="1" svg:x="6.249cm" svg:y="2.3cm" svg:width="2cm" svg:height="1.499cm" draw:z-index="9">
        <draw:text-box>
          <table:table table:name="mes8" table:style-name="mes8">
            <table:table-column table:style-name="mes8.A"/>
            <table:table-column table:style-name="mes8.B"/>
            <table:table-column table:style-name="mes8.A"/>
            <table:table-column table:style-name="mes8.D"/>
            <table:table-column table:style-name="mes8.E"/>
            <table:table-column table:style-name="mes8.D"/>
            <table:table-column table:style-name="mes8.G"/>
            <table:table-header-rows>
              <table:table-row table:style-name="mes8.1">
                <table:table-cell table:style-name="mes8.A1" table:number-columns-spanned="7" office:value-type="string">
                  <text:p text:style-name="P12">Apri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8.2">
              <table:table-cell table:style-name="mes8.A1" office:value-type="string">
                <text:p text:style-name="P10">Mo</text:p>
              </table:table-cell>
              <table:table-cell table:style-name="mes8.A1" office:value-type="string">
                <text:p text:style-name="P10">Tu</text:p>
              </table:table-cell>
              <table:table-cell table:style-name="mes8.A1" office:value-type="string">
                <text:p text:style-name="P10">We</text:p>
              </table:table-cell>
              <table:table-cell table:style-name="mes8.A1" office:value-type="string">
                <text:p text:style-name="P10">Th</text:p>
              </table:table-cell>
              <table:table-cell table:style-name="mes8.A1" office:value-type="string">
                <text:p text:style-name="P10">Fr</text:p>
              </table:table-cell>
              <table:table-cell table:style-name="mes8.A1" office:value-type="string">
                <text:p text:style-name="P10">Sa</text:p>
              </table:table-cell>
              <table:table-cell table:style-name="mes8.A1" office:value-type="string">
                <text:p text:style-name="P10">Su</text:p>
              </table:table-cell>
            </table:table-row>
            <table:table-row table:style-name="mes8.3">
              <table:table-cell table:style-name="mes8.A1" office:value-type="string">
                <text:p text:style-name="P1">1</text:p>
              </table:table-cell>
              <table:table-cell table:style-name="mes8.A1" office:value-type="string">
                <text:p text:style-name="P1">2</text:p>
              </table:table-cell>
              <table:table-cell table:style-name="mes8.A1" office:value-type="string">
                <text:p text:style-name="P1">3</text:p>
              </table:table-cell>
              <table:table-cell table:style-name="mes8.A1" office:value-type="string">
                <text:p text:style-name="P1">4</text:p>
              </table:table-cell>
              <table:table-cell table:style-name="mes8.A1" office:value-type="string">
                <text:p text:style-name="P1">5</text:p>
              </table:table-cell>
              <table:table-cell table:style-name="mes8.A1" office:value-type="string">
                <text:p text:style-name="P1">6</text:p>
              </table:table-cell>
              <table:table-cell table:style-name="mes8.A1" office:value-type="string">
                <text:p text:style-name="P7">7</text:p>
              </table:table-cell>
            </table:table-row>
            <table:table-row table:style-name="mes8.3">
              <table:table-cell table:style-name="mes8.A1" office:value-type="string">
                <text:p text:style-name="P1">8</text:p>
              </table:table-cell>
              <table:table-cell table:style-name="mes8.A1" office:value-type="string">
                <text:p text:style-name="P1">9</text:p>
              </table:table-cell>
              <table:table-cell table:style-name="mes8.A1" office:value-type="string">
                <text:p text:style-name="P1">10</text:p>
              </table:table-cell>
              <table:table-cell table:style-name="mes8.A1" office:value-type="string">
                <text:p text:style-name="P1">11</text:p>
              </table:table-cell>
              <table:table-cell table:style-name="mes8.A1" office:value-type="string">
                <text:p text:style-name="P1">12</text:p>
              </table:table-cell>
              <table:table-cell table:style-name="mes8.A1" office:value-type="string">
                <text:p text:style-name="P1">13</text:p>
              </table:table-cell>
              <table:table-cell table:style-name="mes8.A1" office:value-type="string">
                <text:p text:style-name="P7">14</text:p>
              </table:table-cell>
            </table:table-row>
            <table:table-row table:style-name="mes8.3">
              <table:table-cell table:style-name="mes8.A1" office:value-type="string">
                <text:p text:style-name="P1">15</text:p>
              </table:table-cell>
              <table:table-cell table:style-name="mes8.A1" office:value-type="string">
                <text:p text:style-name="P1">16</text:p>
              </table:table-cell>
              <table:table-cell table:style-name="mes8.A1" office:value-type="string">
                <text:p text:style-name="P1">17</text:p>
              </table:table-cell>
              <table:table-cell table:style-name="mes8.A1" office:value-type="string">
                <text:p text:style-name="P1">18</text:p>
              </table:table-cell>
              <table:table-cell table:style-name="mes8.A1" office:value-type="string">
                <text:p text:style-name="P1">19</text:p>
              </table:table-cell>
              <table:table-cell table:style-name="mes8.A1" office:value-type="string">
                <text:p text:style-name="P1">20</text:p>
              </table:table-cell>
              <table:table-cell table:style-name="mes8.A1" office:value-type="string">
                <text:p text:style-name="P7">21</text:p>
              </table:table-cell>
            </table:table-row>
            <table:table-row table:style-name="mes8.3">
              <table:table-cell table:style-name="mes8.A1" office:value-type="string">
                <text:p text:style-name="P1">22</text:p>
              </table:table-cell>
              <table:table-cell table:style-name="mes8.A1" office:value-type="string">
                <text:p text:style-name="P1">23</text:p>
              </table:table-cell>
              <table:table-cell table:style-name="mes8.A1" office:value-type="string">
                <text:p text:style-name="P1">24</text:p>
              </table:table-cell>
              <table:table-cell table:style-name="mes8.A1" office:value-type="string">
                <text:p text:style-name="P1">25</text:p>
              </table:table-cell>
              <table:table-cell table:style-name="mes8.A1" office:value-type="string">
                <text:p text:style-name="P1">26</text:p>
              </table:table-cell>
              <table:table-cell table:style-name="mes8.A1" office:value-type="string">
                <text:p text:style-name="P1">27</text:p>
              </table:table-cell>
              <table:table-cell table:style-name="mes8.A1" office:value-type="string">
                <text:p text:style-name="P7">28</text:p>
              </table:table-cell>
            </table:table-row>
            <table:table-row table:style-name="mes8.3">
              <table:table-cell table:style-name="mes8.A1" office:value-type="string">
                <text:p text:style-name="P1">29</text:p>
              </table:table-cell>
              <table:table-cell table:style-name="mes8.A1" office:value-type="string">
                <text:p text:style-name="P1">30</text:p>
              </table:table-cell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7"/>
              </table:table-cell>
            </table:table-row>
            <table:table-row table:style-name="mes8.3"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1"/>
              </table:table-cell>
              <table:table-cell table:style-name="mes8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10" text:anchor-type="page" text:anchor-page-number="1" svg:x="2.251cm" svg:y="3.799cm" svg:width="2cm" svg:height="1.499cm" draw:z-index="10">
        <draw:text-box>
          <table:table table:name="mes10" table:style-name="mes10">
            <table:table-column table:style-name="mes10.A"/>
            <table:table-column table:style-name="mes10.B"/>
            <table:table-column table:style-name="mes10.A"/>
            <table:table-column table:style-name="mes10.D"/>
            <table:table-column table:style-name="mes10.E"/>
            <table:table-column table:style-name="mes10.D"/>
            <table:table-column table:style-name="mes10.G"/>
            <table:table-header-rows>
              <table:table-row table:style-name="mes10.1">
                <table:table-cell table:style-name="mes10.A1" table:number-columns-spanned="7" office:value-type="string">
                  <text:p text:style-name="P12">Ju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10.2">
              <table:table-cell table:style-name="mes10.A1" office:value-type="string">
                <text:p text:style-name="P10">Mo</text:p>
              </table:table-cell>
              <table:table-cell table:style-name="mes10.A1" office:value-type="string">
                <text:p text:style-name="P10">Tu</text:p>
              </table:table-cell>
              <table:table-cell table:style-name="mes10.A1" office:value-type="string">
                <text:p text:style-name="P10">We</text:p>
              </table:table-cell>
              <table:table-cell table:style-name="mes10.A1" office:value-type="string">
                <text:p text:style-name="P10">Th</text:p>
              </table:table-cell>
              <table:table-cell table:style-name="mes10.A1" office:value-type="string">
                <text:p text:style-name="P10">Fr</text:p>
              </table:table-cell>
              <table:table-cell table:style-name="mes10.A1" office:value-type="string">
                <text:p text:style-name="P10">Sa</text:p>
              </table:table-cell>
              <table:table-cell table:style-name="mes10.A1" office:value-type="string">
                <text:p text:style-name="P10">Su</text:p>
              </table:table-cell>
            </table:table-row>
            <table:table-row table:style-name="mes10.3"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>1</text:p>
              </table:table-cell>
              <table:table-cell table:style-name="mes10.A1" office:value-type="string">
                <text:p text:style-name="P7">2</text:p>
              </table:table-cell>
            </table:table-row>
            <table:table-row table:style-name="mes10.3">
              <table:table-cell table:style-name="mes10.A1" office:value-type="string">
                <text:p text:style-name="P1">3</text:p>
              </table:table-cell>
              <table:table-cell table:style-name="mes10.A1" office:value-type="string">
                <text:p text:style-name="P1">4</text:p>
              </table:table-cell>
              <table:table-cell table:style-name="mes10.A1" office:value-type="string">
                <text:p text:style-name="P1">5</text:p>
              </table:table-cell>
              <table:table-cell table:style-name="mes10.A1" office:value-type="string">
                <text:p text:style-name="P1">6</text:p>
              </table:table-cell>
              <table:table-cell table:style-name="mes10.A1" office:value-type="string">
                <text:p text:style-name="P1">7</text:p>
              </table:table-cell>
              <table:table-cell table:style-name="mes10.A1" office:value-type="string">
                <text:p text:style-name="P1">8</text:p>
              </table:table-cell>
              <table:table-cell table:style-name="mes10.A1" office:value-type="string">
                <text:p text:style-name="P7">9</text:p>
              </table:table-cell>
            </table:table-row>
            <table:table-row table:style-name="mes10.3">
              <table:table-cell table:style-name="mes10.A1" office:value-type="string">
                <text:p text:style-name="P1">10</text:p>
              </table:table-cell>
              <table:table-cell table:style-name="mes10.A1" office:value-type="string">
                <text:p text:style-name="P1">11</text:p>
              </table:table-cell>
              <table:table-cell table:style-name="mes10.A1" office:value-type="string">
                <text:p text:style-name="P1">12</text:p>
              </table:table-cell>
              <table:table-cell table:style-name="mes10.A1" office:value-type="string">
                <text:p text:style-name="P1">13</text:p>
              </table:table-cell>
              <table:table-cell table:style-name="mes10.A1" office:value-type="string">
                <text:p text:style-name="P1">14</text:p>
              </table:table-cell>
              <table:table-cell table:style-name="mes10.A1" office:value-type="string">
                <text:p text:style-name="P1">15</text:p>
              </table:table-cell>
              <table:table-cell table:style-name="mes10.A1" office:value-type="string">
                <text:p text:style-name="P7">16</text:p>
              </table:table-cell>
            </table:table-row>
            <table:table-row table:style-name="mes10.3">
              <table:table-cell table:style-name="mes10.A1" office:value-type="string">
                <text:p text:style-name="P1">17</text:p>
              </table:table-cell>
              <table:table-cell table:style-name="mes10.A1" office:value-type="string">
                <text:p text:style-name="P1">18</text:p>
              </table:table-cell>
              <table:table-cell table:style-name="mes10.A1" office:value-type="string">
                <text:p text:style-name="P1">19</text:p>
              </table:table-cell>
              <table:table-cell table:style-name="mes10.A1" office:value-type="string">
                <text:p text:style-name="P1">20</text:p>
              </table:table-cell>
              <table:table-cell table:style-name="mes10.A1" office:value-type="string">
                <text:p text:style-name="P1">21</text:p>
              </table:table-cell>
              <table:table-cell table:style-name="mes10.A1" office:value-type="string">
                <text:p text:style-name="P1">22</text:p>
              </table:table-cell>
              <table:table-cell table:style-name="mes10.A1" office:value-type="string">
                <text:p text:style-name="P7">23</text:p>
              </table:table-cell>
            </table:table-row>
            <table:table-row table:style-name="mes10.3">
              <table:table-cell table:style-name="mes10.A1" office:value-type="string">
                <text:p text:style-name="P7">24</text:p>
              </table:table-cell>
              <table:table-cell table:style-name="mes10.A1" office:value-type="string">
                <text:p text:style-name="P1">25</text:p>
              </table:table-cell>
              <table:table-cell table:style-name="mes10.A1" office:value-type="string">
                <text:p text:style-name="P1">26</text:p>
              </table:table-cell>
              <table:table-cell table:style-name="mes10.A1" office:value-type="string">
                <text:p text:style-name="P1">27</text:p>
              </table:table-cell>
              <table:table-cell table:style-name="mes10.A1" office:value-type="string">
                <text:p text:style-name="P1">28</text:p>
              </table:table-cell>
              <table:table-cell table:style-name="mes10.A1" office:value-type="string">
                <text:p text:style-name="P1">29</text:p>
              </table:table-cell>
              <table:table-cell table:style-name="mes10.A1" office:value-type="string">
                <text:p text:style-name="P7">30</text:p>
              </table:table-cell>
            </table:table-row>
            <table:table-row table:style-name="mes10.3"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1"/>
              </table:table-cell>
              <table:table-cell table:style-name="mes10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11" text:anchor-type="page" text:anchor-page-number="1" svg:x="4.249cm" svg:y="3.799cm" svg:width="2cm" svg:height="1.499cm" draw:z-index="11">
        <draw:text-box>
          <table:table table:name="mes11" table:style-name="mes11">
            <table:table-column table:style-name="mes11.A"/>
            <table:table-column table:style-name="mes11.B"/>
            <table:table-column table:style-name="mes11.A"/>
            <table:table-column table:style-name="mes11.D"/>
            <table:table-column table:style-name="mes11.E"/>
            <table:table-column table:style-name="mes11.D"/>
            <table:table-column table:style-name="mes11.G"/>
            <table:table-header-rows>
              <table:table-row table:style-name="mes11.1">
                <table:table-cell table:style-name="mes11.A1" table:number-columns-spanned="7" office:value-type="string">
                  <text:p text:style-name="P12">July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11.2">
              <table:table-cell table:style-name="mes11.A1" office:value-type="string">
                <text:p text:style-name="P10">Mo</text:p>
              </table:table-cell>
              <table:table-cell table:style-name="mes11.A1" office:value-type="string">
                <text:p text:style-name="P10">Tu</text:p>
              </table:table-cell>
              <table:table-cell table:style-name="mes11.A1" office:value-type="string">
                <text:p text:style-name="P10">We</text:p>
              </table:table-cell>
              <table:table-cell table:style-name="mes11.A1" office:value-type="string">
                <text:p text:style-name="P10">Th</text:p>
              </table:table-cell>
              <table:table-cell table:style-name="mes11.A1" office:value-type="string">
                <text:p text:style-name="P10">Fr</text:p>
              </table:table-cell>
              <table:table-cell table:style-name="mes11.A1" office:value-type="string">
                <text:p text:style-name="P10">Sa</text:p>
              </table:table-cell>
              <table:table-cell table:style-name="mes11.A1" office:value-type="string">
                <text:p text:style-name="P10">Su</text:p>
              </table:table-cell>
            </table:table-row>
            <table:table-row table:style-name="mes11.3">
              <table:table-cell table:style-name="mes11.A1" office:value-type="string">
                <text:p text:style-name="P1">1</text:p>
              </table:table-cell>
              <table:table-cell table:style-name="mes11.A1" office:value-type="string">
                <text:p text:style-name="P1">2</text:p>
              </table:table-cell>
              <table:table-cell table:style-name="mes11.A1" office:value-type="string">
                <text:p text:style-name="P1">3</text:p>
              </table:table-cell>
              <table:table-cell table:style-name="mes11.A1" office:value-type="string">
                <text:p text:style-name="P1">4</text:p>
              </table:table-cell>
              <table:table-cell table:style-name="mes11.A1" office:value-type="string">
                <text:p text:style-name="P1">5</text:p>
              </table:table-cell>
              <table:table-cell table:style-name="mes11.A1" office:value-type="string">
                <text:p text:style-name="P1">6</text:p>
              </table:table-cell>
              <table:table-cell table:style-name="mes11.A1" office:value-type="string">
                <text:p text:style-name="P7">7</text:p>
              </table:table-cell>
            </table:table-row>
            <table:table-row table:style-name="mes11.3">
              <table:table-cell table:style-name="mes11.A1" office:value-type="string">
                <text:p text:style-name="P1">8</text:p>
              </table:table-cell>
              <table:table-cell table:style-name="mes11.A1" office:value-type="string">
                <text:p text:style-name="P1">9</text:p>
              </table:table-cell>
              <table:table-cell table:style-name="mes11.A1" office:value-type="string">
                <text:p text:style-name="P1">10</text:p>
              </table:table-cell>
              <table:table-cell table:style-name="mes11.A1" office:value-type="string">
                <text:p text:style-name="P1">11</text:p>
              </table:table-cell>
              <table:table-cell table:style-name="mes11.A1" office:value-type="string">
                <text:p text:style-name="P1">12</text:p>
              </table:table-cell>
              <table:table-cell table:style-name="mes11.A1" office:value-type="string">
                <text:p text:style-name="P1">13</text:p>
              </table:table-cell>
              <table:table-cell table:style-name="mes11.A1" office:value-type="string">
                <text:p text:style-name="P7">14</text:p>
              </table:table-cell>
            </table:table-row>
            <table:table-row table:style-name="mes11.3">
              <table:table-cell table:style-name="mes11.A1" office:value-type="string">
                <text:p text:style-name="P1">15</text:p>
              </table:table-cell>
              <table:table-cell table:style-name="mes11.A1" office:value-type="string">
                <text:p text:style-name="P1">16</text:p>
              </table:table-cell>
              <table:table-cell table:style-name="mes11.A1" office:value-type="string">
                <text:p text:style-name="P1">17</text:p>
              </table:table-cell>
              <table:table-cell table:style-name="mes11.A1" office:value-type="string">
                <text:p text:style-name="P1">18</text:p>
              </table:table-cell>
              <table:table-cell table:style-name="mes11.A1" office:value-type="string">
                <text:p text:style-name="P1">19</text:p>
              </table:table-cell>
              <table:table-cell table:style-name="mes11.A1" office:value-type="string">
                <text:p text:style-name="P1">20</text:p>
              </table:table-cell>
              <table:table-cell table:style-name="mes11.A1" office:value-type="string">
                <text:p text:style-name="P7">21</text:p>
              </table:table-cell>
            </table:table-row>
            <table:table-row table:style-name="mes11.3">
              <table:table-cell table:style-name="mes11.A1" office:value-type="string">
                <text:p text:style-name="P1">22</text:p>
              </table:table-cell>
              <table:table-cell table:style-name="mes11.A1" office:value-type="string">
                <text:p text:style-name="P1">23</text:p>
              </table:table-cell>
              <table:table-cell table:style-name="mes11.A1" office:value-type="string">
                <text:p text:style-name="P1">24</text:p>
              </table:table-cell>
              <table:table-cell table:style-name="mes11.A1" office:value-type="string">
                <text:p text:style-name="P7">25</text:p>
              </table:table-cell>
              <table:table-cell table:style-name="mes11.A1" office:value-type="string">
                <text:p text:style-name="P1">26</text:p>
              </table:table-cell>
              <table:table-cell table:style-name="mes11.A1" office:value-type="string">
                <text:p text:style-name="P1">27</text:p>
              </table:table-cell>
              <table:table-cell table:style-name="mes11.A1" office:value-type="string">
                <text:p text:style-name="P7">28</text:p>
              </table:table-cell>
            </table:table-row>
            <table:table-row table:style-name="mes11.3">
              <table:table-cell table:style-name="mes11.A1" office:value-type="string">
                <text:p text:style-name="P1">29</text:p>
              </table:table-cell>
              <table:table-cell table:style-name="mes11.A1" office:value-type="string">
                <text:p text:style-name="P1">30</text:p>
              </table:table-cell>
              <table:table-cell table:style-name="mes11.A1" office:value-type="string">
                <text:p text:style-name="P1">31</text:p>
              </table:table-cell>
              <table:table-cell table:style-name="mes11.A1" office:value-type="string">
                <text:p text:style-name="P1"/>
              </table:table-cell>
              <table:table-cell table:style-name="mes11.A1" office:value-type="string">
                <text:p text:style-name="P1"/>
              </table:table-cell>
              <table:table-cell table:style-name="mes11.A1" office:value-type="string">
                <text:p text:style-name="P1"/>
              </table:table-cell>
              <table:table-cell table:style-name="mes11.A1" office:value-type="string">
                <text:p text:style-name="P7"/>
              </table:table-cell>
            </table:table-row>
            <table:table-row table:style-name="mes11.3">
              <table:table-cell table:style-name="mes11.A1" office:value-type="string">
                <text:p text:style-name="P1"/>
              </table:table-cell>
              <table:table-cell table:style-name="mes11.A1" office:value-type="string">
                <text:p text:style-name="P1"/>
              </table:table-cell>
              <table:table-cell table:style-name="mes11.A1" office:value-type="string">
                <text:p text:style-name="P1"/>
              </table:table-cell>
              <table:table-cell table:style-name="mes11.A1" office:value-type="string">
                <text:p text:style-name="P1"/>
              </table:table-cell>
              <table:table-cell table:style-name="mes11.A1" office:value-type="string">
                <text:p text:style-name="P1"/>
              </table:table-cell>
              <table:table-cell table:style-name="mes11.A1" office:value-type="string">
                <text:p text:style-name="P1"/>
              </table:table-cell>
              <table:table-cell table:style-name="mes11.A1" office:value-type="string">
                <text:p text:style-name="P7"/>
              </table:table-cell>
            </table:table-row>
          </table:table>
          <text:p text:style-name="Standard"/>
        </draw:text-box>
      </draw:frame>
      <draw:frame draw:style-name="fr1" draw:name="mes12" text:anchor-type="page" text:anchor-page-number="1" svg:x="6.249cm" svg:y="3.799cm" svg:width="2cm" svg:height="1.499cm" draw:z-index="12">
        <draw:text-box>
          <table:table table:name="mes12" table:style-name="mes12">
            <table:table-column table:style-name="mes12.A"/>
            <table:table-column table:style-name="mes12.B"/>
            <table:table-column table:style-name="mes12.A"/>
            <table:table-column table:style-name="mes12.D"/>
            <table:table-column table:style-name="mes12.E"/>
            <table:table-column table:style-name="mes12.D"/>
            <table:table-column table:style-name="mes12.G"/>
            <table:table-header-rows>
              <table:table-row table:style-name="mes12.1">
                <table:table-cell table:style-name="mes12.A1" table:number-columns-spanned="7" office:value-type="string">
                  <text:p text:style-name="P12">Augus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-header-rows>
            <table:table-row table:style-name="mes12.2">
              <table:table-cell table:style-name="mes12.A1" office:value-type="string">
                <text:p text:style-name="P10">Mo</text:p>
              </table:table-cell>
              <table:table-cell table:style-name="mes12.A1" office:value-type="string">
                <text:p text:style-name="P10">Tu</text:p>
              </table:table-cell>
              <table:table-cell table:style-name="mes12.A1" office:value-type="string">
                <text:p text:style-name="P10">We</text:p>
              </table:table-cell>
              <table:table-cell table:style-name="mes12.A1" office:value-type="string">
                <text:p text:style-name="P10">Th</text:p>
              </table:table-cell>
              <table:table-cell table:style-name="mes12.A1" office:value-type="string">
                <text:p text:style-name="P10">Fr</text:p>
              </table:table-cell>
              <table:table-cell table:style-name="mes12.A1" office:value-type="string">
                <text:p text:style-name="P10">Sa</text:p>
              </table:table-cell>
              <table:table-cell table:style-name="mes12.A1" office:value-type="string">
                <text:p text:style-name="P10">Su</text:p>
              </table:table-cell>
            </table:table-row>
            <table:table-row table:style-name="mes12.3">
              <table:table-cell table:style-name="mes12.A1" office:value-type="string">
                <text:p text:style-name="P1"/>
              </table:table-cell>
              <table:table-cell table:style-name="mes12.A1" office:value-type="string">
                <text:p text:style-name="P1"/>
              </table:table-cell>
              <table:table-cell table:style-name="mes12.A1" office:value-type="string">
                <text:p text:style-name="P1"/>
              </table:table-cell>
              <table:table-cell table:style-name="mes12.A1" office:value-type="string">
                <text:p text:style-name="P1">1</text:p>
              </table:table-cell>
              <table:table-cell table:style-name="mes12.A1" office:value-type="string">
                <text:p text:style-name="P1">2</text:p>
              </table:table-cell>
              <table:table-cell table:style-name="mes12.A1" office:value-type="string">
                <text:p text:style-name="P1">3</text:p>
              </table:table-cell>
              <table:table-cell table:style-name="mes12.A1" office:value-type="string">
                <text:p text:style-name="P7">4</text:p>
              </table:table-cell>
            </table:table-row>
            <table:table-row table:style-name="mes12.3">
              <table:table-cell table:style-name="mes12.A1" office:value-type="string">
                <text:p text:style-name="P1">5</text:p>
              </table:table-cell>
              <table:table-cell table:style-name="mes12.A1" office:value-type="string">
                <text:p text:style-name="P1">6</text:p>
              </table:table-cell>
              <table:table-cell table:style-name="mes12.A1" office:value-type="string">
                <text:p text:style-name="P1">7</text:p>
              </table:table-cell>
              <table:table-cell table:style-name="mes12.A1" office:value-type="string">
                <text:p text:style-name="P1">8</text:p>
              </table:table-cell>
              <table:table-cell table:style-name="mes12.A1" office:value-type="string">
                <text:p text:style-name="P1">9</text:p>
              </table:table-cell>
              <table:table-cell table:style-name="mes12.A1" office:value-type="string">
                <text:p text:style-name="P1">10</text:p>
              </table:table-cell>
              <table:table-cell table:style-name="mes12.A1" office:value-type="string">
                <text:p text:style-name="P7">11</text:p>
              </table:table-cell>
            </table:table-row>
            <table:table-row table:style-name="mes12.3">
              <table:table-cell table:style-name="mes12.A1" office:value-type="string">
                <text:p text:style-name="P1">12</text:p>
              </table:table-cell>
              <table:table-cell table:style-name="mes12.A1" office:value-type="string">
                <text:p text:style-name="P1">13</text:p>
              </table:table-cell>
              <table:table-cell table:style-name="mes12.A1" office:value-type="string">
                <text:p text:style-name="P1">14</text:p>
              </table:table-cell>
              <table:table-cell table:style-name="mes12.A1" office:value-type="string">
                <text:p text:style-name="P7">15</text:p>
              </table:table-cell>
              <table:table-cell table:style-name="mes12.A1" office:value-type="string">
                <text:p text:style-name="P1">16</text:p>
              </table:table-cell>
              <table:table-cell table:style-name="mes12.A1" office:value-type="string">
                <text:p text:style-name="P1">17</text:p>
              </table:table-cell>
              <table:table-cell table:style-name="mes12.A1" office:value-type="string">
                <text:p text:style-name="P7">18</text:p>
              </table:table-cell>
            </table:table-row>
            <table:table-row table:style-name="mes12.3">
              <table:table-cell table:style-name="mes12.A1" office:value-type="string">
                <text:p text:style-name="P1">19</text:p>
              </table:table-cell>
              <table:table-cell table:style-name="mes12.A1" office:value-type="string">
                <text:p text:style-name="P1">20</text:p>
              </table:table-cell>
              <table:table-cell table:style-name="mes12.A1" office:value-type="string">
                <text:p text:style-name="P1">21</text:p>
              </table:table-cell>
              <table:table-cell table:style-name="mes12.A1" office:value-type="string">
                <text:p text:style-name="P1">22</text:p>
              </table:table-cell>
              <table:table-cell table:style-name="mes12.A1" office:value-type="string">
                <text:p text:style-name="P1">23</text:p>
              </table:table-cell>
              <table:table-cell table:style-name="mes12.A1" office:value-type="string">
                <text:p text:style-name="P1">24</text:p>
              </table:table-cell>
              <table:table-cell table:style-name="mes12.A1" office:value-type="string">
                <text:p text:style-name="P7">25</text:p>
              </table:table-cell>
            </table:table-row>
            <table:table-row table:style-name="mes12.3">
              <table:table-cell table:style-name="mes12.A1" office:value-type="string">
                <text:p text:style-name="P1">26</text:p>
              </table:table-cell>
              <table:table-cell table:style-name="mes12.A1" office:value-type="string">
                <text:p text:style-name="P1">27</text:p>
              </table:table-cell>
              <table:table-cell table:style-name="mes12.A1" office:value-type="string">
                <text:p text:style-name="P1">28</text:p>
              </table:table-cell>
              <table:table-cell table:style-name="mes12.A1" office:value-type="string">
                <text:p text:style-name="P1">29</text:p>
              </table:table-cell>
              <table:table-cell table:style-name="mes12.A1" office:value-type="string">
                <text:p text:style-name="P1">30</text:p>
              </table:table-cell>
              <table:table-cell table:style-name="mes12.A1" office:value-type="string">
                <text:p text:style-name="P1">31</text:p>
              </table:table-cell>
              <table:table-cell table:style-name="mes12.A1" office:value-type="string">
                <text:p text:style-name="P7"/>
              </table:table-cell>
            </table:table-row>
            <table:table-row table:style-name="mes12.3">
              <table:table-cell table:style-name="mes12.A1" office:value-type="string">
                <text:p text:style-name="P1"/>
              </table:table-cell>
              <table:table-cell table:style-name="mes12.A1" office:value-type="string">
                <text:p text:style-name="P1"/>
              </table:table-cell>
              <table:table-cell table:style-name="mes12.A1" office:value-type="string">
                <text:p text:style-name="P1"/>
              </table:table-cell>
              <table:table-cell table:style-name="mes12.A1" office:value-type="string">
                <text:p text:style-name="P1"/>
              </table:table-cell>
              <table:table-cell table:style-name="mes12.A1" office:value-type="string">
                <text:p text:style-name="P1"/>
              </table:table-cell>
              <table:table-cell table:style-name="mes12.A1" office:value-type="string">
                <text:p text:style-name="P1"/>
              </table:table-cell>
              <table:table-cell table:style-name="mes12.A1" office:value-type="string">
                <text:p text:style-name="P7"/>
              </table:table-cell>
            </table:table-row>
          </table:table>
          <text:p text:style-name="Standard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Lucida Sans1" svg:font-family="'Lucida Sans'" style:font-family-generic="swiss"/>
    <style:font-face style:name="Inconsolata" svg:font-family="Inconsolata" style:font-pitch="fixed"/>
    <style:font-face style:name="ArmWrestler" svg:font-family="ArmWrestler" style:font-pitch="variable"/>
    <style:font-face style:name="Gautami" svg:font-family="Gautami" style:font-pitch="variable"/>
    <style:font-face style:name="InkyDinky" svg:font-family="InkyDinky" style:font-pitch="variable"/>
    <style:font-face style:name="Raspoutine DemiBold" svg:font-family="'Raspoutine DemiBold'" style:font-pitch="variable"/>
    <style:font-face style:name="Tidy Hand" svg:font-family="'Tidy Han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urulent Sans" svg:font-family="'Aurulent Sans'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ansation" svg:font-family="Sansation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Arial Unicode M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ial Unicode M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Free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5cm" fo:page-height="5.5cm" style:num-format="1" style:print-orientation="landscape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1T00:20:29</meta:creation-date>
    <dc:date>2012-10-31T20:00:36</dc:date>
    <meta:editing-duration>PT4H21M20S</meta:editing-duration>
    <meta:editing-cycles>82</meta:editing-cycles>
    <meta:generator>LibreOffice/3.5$Linux_X86_64 LibreOffice_project/350m1$Build-403</meta:generator>
    <meta:document-statistic meta:table-count="12" meta:image-count="0" meta:object-count="0" meta:page-count="1" meta:paragraph-count="462" meta:word-count="466" meta:character-count="897" meta:non-whitespace-character-count="891"/>
  </office:meta>
</office:document-meta>
</file>